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7.004cm" fo:margin-left="0.004cm" fo:margin-right="-0.007cm" style:page-number="auto" fo:break-before="page" table:align="margins" style:writing-mode="lr-tb"/>
    </style:style>
    <style:style style:name="Tabelle1.A" style:family="table-column">
      <style:table-column-properties style:column-width="4.251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191cm" fo:border="0.018cm solid #000000"/>
    </style:style>
    <style:style style:name="Tabelle1.2" style:family="table-row">
      <style:table-row-properties style:min-row-height="0.011cm" style:keep-together="true" fo:keep-together="auto"/>
    </style:style>
    <style:style style:name="Tabelle1.A2" style:family="table-cell">
      <style:table-cell-properties fo:background-color="transparent" fo:padding="0.191cm" fo:border-left="0.018cm solid #000000" fo:border-right="none" fo:border-top="none" fo:border-bottom="0.018cm solid #000000">
        <style:background-image/>
      </style:table-cell-properties>
    </style:style>
    <style:style style:name="Tabelle1.D2" style:family="table-cell">
      <style:table-cell-properties fo:background-color="transparent" fo:padding="0.191cm" fo:border-left="0.018cm solid #000000" fo:border-right="0.018cm solid #000000" fo:border-top="none" fo:border-bottom="0.018cm solid #000000">
        <style:background-image/>
      </style:table-cell-properties>
    </style:style>
    <style:style style:name="Tabelle1.A3" style:family="table-cell">
      <style:table-cell-properties fo:padding="0.191cm" fo:border-left="0.018cm solid #000000" fo:border-right="none" fo:border-top="none" fo:border-bottom="0.018cm solid #000000"/>
    </style:style>
    <style:style style:name="Tabelle1.D3" style:family="table-cell">
      <style:table-cell-properties fo:padding="0.191cm" fo:border-left="0.018cm solid #000000" fo:border-right="0.018cm solid #000000" fo:border-top="none" fo:border-bottom="0.018cm solid #000000"/>
    </style:style>
    <style:style style:name="Tabelle1.D7" style:family="table-cell">
      <style:table-cell-properties style:vertical-align="middle" fo:padding="0.191cm" fo:border-left="0.018cm solid #000000" fo:border-right="0.018cm solid #000000" fo:border-top="none" fo:border-bottom="0.018cm solid #000000"/>
    </style:style>
    <style:style style:name="Tabelle1.8" style:family="table-row">
      <style:table-row-properties style:row-height="0.409cm" style:keep-together="true" fo:keep-together="auto"/>
    </style:style>
    <style:style style:name="Tabelle1.16" style:family="table-row">
      <style:table-row-properties style:min-row-height="0.894cm" style:keep-together="true" fo:keep-together="auto"/>
    </style:style>
    <style:style style:name="Tabelle1.17" style:family="table-row">
      <style:table-row-properties style:min-row-height="1.025cm" style:keep-together="true" fo:keep-together="auto"/>
    </style:style>
    <style:style style:name="Tabelle1.A20" style:family="table-cell">
      <style:table-cell-properties style:vertical-align="middle" fo:padding="0.191cm" fo:border-left="0.018cm solid #000000" fo:border-right="none" fo:border-top="none" fo:border-bottom="0.018cm solid #000000"/>
    </style:style>
    <style:style style:name="Tabelle1.D59" style:family="table-cell">
      <style:table-cell-properties style:vertical-align="" fo:padding="0.191cm" fo:border-left="0.018cm solid #000000" fo:border-right="0.018cm solid #000000" fo:border-top="none" fo:border-bottom="0.018cm solid #000000"/>
    </style:style>
    <style:style style:name="Tabelle1.C70" style:family="table-cell">
      <style:table-cell-properties style:vertical-align="middle" fo:padding="0.191cm" fo:border="0.018cm solid #000000"/>
    </style:style>
    <style:style style:name="Tabelle1.94" style:family="table-row">
      <style:table-row-properties style:min-row-height="0.859cm" style:keep-together="true" fo:keep-together="auto"/>
    </style:style>
    <style:style style:name="P1" style:family="paragraph" style:parent-style-name="Footer">
      <style:text-properties style:font-name="Ethiopic Unicode" fo:font-size="8pt"/>
    </style:style>
    <style:style style:name="P2" style:family="paragraph" style:parent-style-name="Footer">
      <style:text-properties style:font-name="Ethiopic Unicode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 style:language-complex="am" style:country-complex="ET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 style:language-complex="syr" style:country-complex="TR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style:font-name-asian="Ethiopic Unicode2" style:font-size-asian="9pt" style:font-name-complex="Ethiopic Unicode2" style:font-size-complex="9p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 style:language-complex="am" style:country-complex="ET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" style:font-size-complex="9pt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style:font-name-asian="Ethiopic Unicode2" style:font-size-asian="9pt" style:font-name-complex="Ethiopic Unicode2" style:font-size-complex="9pt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1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" style:font-size-complex="9pt" style:font-weight-complex="normal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ff" style:font-name-asian="Ethiopic Unicode2" style:font-size-asian="9pt" style:font-weight-asian="normal" style:font-name-complex="Ethiopic Unicode2" style:font-size-complex="9pt" style:font-weight-complex="normal"/>
    </style:style>
    <style:style style:name="P1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ff" style:font-name-asian="Ethiopic Unicode2" style:font-size-asian="9pt" style:font-weight-asian="normal" style:font-name-complex="Ethiopic Unicode2" style:font-size-complex="9pt" style:font-weight-complex="normal"/>
    </style:style>
    <style:style style:name="P2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2" style:font-size-complex="9pt"/>
    </style:style>
    <style:style style:name="P2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P2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" style:font-size-complex="9pt" style:language-complex="syr" style:country-complex="TR"/>
    </style:style>
    <style:style style:name="P2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/>
    </style:style>
    <style:style style:name="P2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/>
    </style:style>
    <style:style style:name="P2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 style:language-complex="am" style:country-complex="ET"/>
    </style:style>
    <style:style style:name="P2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3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font-weight-complex="normal"/>
    </style:style>
    <style:style style:name="P3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ff" style:font-name-asian="Ethiopic Unicode2" style:font-size-asian="9pt" style:font-name-complex="Ethiopic Unicode2" style:font-size-complex="9pt"/>
    </style:style>
    <style:style style:name="P3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3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2" style:font-size-asian="9pt" style:font-name-complex="Ethiopic Unicode2" style:font-size-complex="9pt" style:language-complex="am" style:country-complex="ET"/>
    </style:style>
    <style:style style:name="P3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3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2" style:font-size-complex="9pt"/>
    </style:style>
    <style:style style:name="P3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" style:font-size-complex="9pt"/>
    </style:style>
    <style:style style:name="P3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" style:font-size-complex="9pt" style:language-complex="am" style:country-complex="ET"/>
    </style:style>
    <style:style style:name="P3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size-asian="9pt" style:font-size-complex="9pt"/>
    </style:style>
    <style:style style:name="P4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2" style:font-size-complex="9pt" style:language-complex="am" style:country-complex="ET"/>
    </style:style>
    <style:style style:name="P4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ff" style:font-name-asian="Ethiopic Unicode2" style:font-size-asian="9pt" style:font-name-complex="Ethiopic Unicode2" style:font-size-complex="9pt"/>
    </style:style>
    <style:style style:name="P4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style:font-name-asian="Ethiopic Unicode2" style:font-size-asian="10pt" style:font-name-complex="Ethiopic Unicode" style:font-size-complex="10pt"/>
    </style:style>
    <style:style style:name="P4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style:font-name-asian="Ethiopic Unicode2" style:font-size-asian="10pt" style:font-name-complex="Ethiopic Unicode" style:font-size-complex="10pt" style:language-complex="am" style:country-complex="ET"/>
    </style:style>
    <style:style style:name="P4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fo:language="de" fo:country="DE" style:font-name-asian="Ethiopic Unicode2" style:font-size-asian="10pt" style:font-name-complex="Ethiopic Unicode" style:font-size-complex="10pt"/>
    </style:style>
    <style:style style:name="P4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fo:language="de" fo:country="DE" style:font-name-asian="Ethiopic Unicode2" style:font-size-asian="10pt" style:font-name-complex="Ethiopic Unicode" style:font-size-complex="10pt" style:language-complex="am" style:country-complex="ET"/>
    </style:style>
    <style:style style:name="P4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fo:language="de" fo:country="DE" fo:background-color="#ffffff" style:font-name-asian="Ethiopic Unicode2" style:font-size-asian="10pt" style:font-name-complex="Ethiopic Unicode" style:font-size-complex="10pt" style:language-complex="am" style:country-complex="E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10pt" fo:font-weight="normal" fo:background-color="transparent" style:font-name-asian="Ethiopic Unicode2" style:font-size-asian="10pt" style:font-weight-asian="normal" style:font-name-complex="Ethiopic Unicode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fo:font-weight="normal" fo:background-color="#ffffff" style:font-name-asian="Ethiopic Unicode2" style:font-size-asian="10pt" style:font-weight-asian="normal" style:font-name-complex="Ethiopic Unicode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fo:background-color="#ffffff" style:font-name-asian="Ethiopic Unicode2" style:font-size-asian="10pt" style:font-name-complex="Ethiopic Unicode" style:font-size-complex="10pt" style:language-complex="am" style:country-complex="ET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10pt" fo:language="lv" fo:country="LV" fo:background-color="#ffffff" style:font-name-asian="Ethiopic Unicode2" style:font-size-asian="10pt" style:font-name-complex="Ethiopic Unicode" style:font-size-complex="10pt"/>
    </style:style>
    <style:style style:name="P5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background-color="#ffffff"/>
    </style:style>
    <style:style style:name="P5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2pt" fo:language="fr" fo:country="FR" style:font-name-asian="Ethiopic Unicode2" style:font-size-asian="2pt" style:font-name-complex="Ethiopic Unicode2" style:font-size-complex="2pt" style:language-complex="am" style:country-complex="ET"/>
    </style:style>
    <style:style style:name="P53" style:family="paragraph" style:parent-style-name="Standard">
      <style:paragraph-properties fo:margin-top="0cm" fo:margin-bottom="0cm" fo:line-height="100%" fo:text-align="start" style:justify-single-word="false"/>
    </style:style>
    <style:style style:name="P54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background-color="transparent" style:font-name-asian="Ethiopic Unicode2" style:font-size-asian="9pt" style:font-name-complex="Ethiopic Unicode2" style:font-size-complex="9pt"/>
    </style:style>
    <style:style style:name="P55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56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7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8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9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language="lv" fo:country="LV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60" style:family="paragraph" style:parent-style-name="Standard">
      <style:paragraph-properties fo:margin-top="0cm" fo:margin-bottom="0cm" fo:line-height="100%" fo:text-align="start" style:justify-single-word="false"/>
      <style:text-properties fo:color="#ff3333" style:font-name="Ethiopic Unicode" fo:font-size="9pt" fo:language="lv" fo:country="LV" style:font-name-asian="Ethiopic Unicode2" style:font-size-asian="9pt" style:font-name-complex="Ethiopic Unicode2" style:font-size-complex="9pt"/>
    </style:style>
    <style:style style:name="P61" style:family="paragraph" style:parent-style-name="Standard">
      <style:paragraph-properties fo:margin-top="0cm" fo:margin-bottom="0cm" fo:line-height="100%" fo:text-align="start" style:justify-single-word="false"/>
      <style:text-properties fo:background-color="#ffffff"/>
    </style:style>
    <style:style style:name="P6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1" fo:font-size="10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6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1" fo:font-size="10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64" style:family="paragraph" style:parent-style-name="Standard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Ethiopic Unicode" fo:font-size="9pt" fo:font-weight="normal" fo:background-color="#ffffff" style:font-name-asian="Ethiopic Unicode2" style:font-size-asian="9pt" style:font-weight-asian="normal" style:font-name-complex="Ethiopic Unicode" style:font-size-complex="9pt" style:font-weight-complex="normal"/>
    </style:style>
    <style:style style:name="P65" style:family="paragraph" style:parent-style-name="Footnote">
      <style:paragraph-properties fo:text-align="center" style:justify-single-word="false"/>
      <style:text-properties style:font-name="Ethiopic Unicode"/>
    </style:style>
    <style:style style:name="P66" style:family="paragraph" style:parent-style-name="Footnote">
      <style:text-properties style:font-name="Ethiopic Unicode" fo:font-weight="normal" fo:background-color="transparent" style:font-weight-asian="normal" style:font-name-complex="Ethiopic Unicode" style:font-weight-complex="normal"/>
    </style:style>
    <style:style style:name="P67" style:family="paragraph" style:parent-style-name="Footnote">
      <style:paragraph-properties fo:margin-left="0cm" fo:margin-right="0cm" fo:text-indent="0cm" style:auto-text-indent="false"/>
      <style:text-properties style:font-name="Ethiopic Unicod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complex="am" style:country-complex="ET"/>
    </style:style>
    <style:style style:name="T3" style:family="text">
      <style:text-properties fo:language="de" fo:country="DE"/>
    </style:style>
    <style:style style:name="T4" style:family="text">
      <style:text-properties fo:language="de" fo:country="DE" fo:background-color="transparent"/>
    </style:style>
    <style:style style:name="T5" style:family="text">
      <style:text-properties fo:language="de" fo:country="DE" fo:background-color="transparent" style:language-complex="am" style:country-complex="ET"/>
    </style:style>
    <style:style style:name="T6" style:family="text">
      <style:text-properties fo:language="de" fo:country="DE" fo:background-color="transparent" style:font-name-complex="Ethiopic Unicode2" style:language-complex="am" style:country-complex="ET"/>
    </style:style>
    <style:style style:name="T7" style:family="text">
      <style:text-properties fo:language="de" fo:country="DE" fo:font-weight="normal" fo:background-color="transparent" style:font-weight-asian="normal" style:language-complex="am" style:country-complex="ET" style:font-weight-complex="normal"/>
    </style:style>
    <style:style style:name="T8" style:family="text">
      <style:text-properties fo:language="de" fo:country="DE" style:font-name-complex="Ethiopic Unicode2"/>
    </style:style>
    <style:style style:name="T9" style:family="text">
      <style:text-properties fo:language="de" fo:country="DE" style:font-name-asian="Ethiopic Unicode2" style:font-name-complex="Ethiopic Unicode2" style:language-complex="syr" style:country-complex="TR"/>
    </style:style>
    <style:style style:name="T10" style:family="text">
      <style:text-properties fo:language="de" fo:country="DE" style:language-complex="am" style:country-complex="ET"/>
    </style:style>
    <style:style style:name="T11" style:family="text">
      <style:text-properties fo:language="lv" fo:country="LV"/>
    </style:style>
    <style:style style:name="T12" style:family="text">
      <style:text-properties fo:language="lv" fo:country="LV" fo:background-color="transparent"/>
    </style:style>
    <style:style style:name="T13" style:family="text">
      <style:text-properties fo:language="lv" fo:country="LV" fo:background-color="transparent" style:language-complex="am" style:country-complex="ET"/>
    </style:style>
    <style:style style:name="T14" style:family="text">
      <style:text-properties fo:language="lv" fo:country="LV" fo:background-color="transparent" style:font-name-complex="Ethiopic Unicode2" style:language-complex="am" style:country-complex="ET"/>
    </style:style>
    <style:style style:name="T15" style:family="text">
      <style:text-properties fo:language="lv" fo:country="LV" style:language-complex="am" style:country-complex="ET"/>
    </style:style>
    <style:style style:name="T16" style:family="text">
      <style:text-properties fo:language="lv" fo:country="LV" fo:font-weight="normal" style:font-weight-asian="normal" style:font-weight-complex="normal"/>
    </style:style>
    <style:style style:name="T17" style:family="text">
      <style:text-properties fo:language="lv" fo:country="LV" fo:font-weight="normal" style:font-weight-asian="normal" style:language-complex="am" style:country-complex="ET" style:font-weight-complex="normal"/>
    </style:style>
    <style:style style:name="T18" style:family="text">
      <style:text-properties fo:language="lv" fo:country="LV" style:font-name-complex="Ethiopic Unicode2"/>
    </style:style>
    <style:style style:name="T19" style:family="text">
      <style:text-properties fo:language="lv" fo:country="LV" style:font-name-asian="Ethiopic Unicode2" style:font-name-complex="Ethiopic Unicode2" style:language-complex="am" style:country-complex="ET"/>
    </style:style>
    <style:style style:name="T20" style:family="text">
      <style:text-properties fo:language="lv" fo:country="LV" style:font-name-asian="Ethiopic Unicode2" style:font-name-complex="Ethiopic Unicode2" style:language-complex="syr" style:country-complex="TR"/>
    </style:style>
    <style:style style:name="T21" style:family="text">
      <style:text-properties style:font-name-complex="Ethiopic Unicode"/>
    </style:style>
    <style:style style:name="T22" style:family="text">
      <style:text-properties fo:background-color="transparent" style:language-complex="am" style:country-complex="ET"/>
    </style:style>
    <style:style style:name="T23" style:family="text">
      <style:text-properties fo:background-color="transparent" style:font-name-complex="Ethiopic Unicode2" style:language-complex="am" style:country-complex="ET"/>
    </style:style>
    <style:style style:name="T24" style:family="text">
      <style:text-properties fo:font-weight="normal" fo:background-color="transparent" style:font-weight-asian="normal" style:language-complex="am" style:country-complex="ET" style:font-weight-complex="normal"/>
    </style:style>
    <style:style style:name="T25" style:family="text">
      <style:text-properties fo:font-weight="normal" fo:background-color="transparent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language-complex="am" style:country-complex="ET" style:font-weight-complex="normal"/>
    </style:style>
    <style:style style:name="T28" style:family="text">
      <style:text-properties style:font-name="Ethiopic Unicode"/>
    </style:style>
    <style:style style:name="T29" style:family="text">
      <style:text-properties style:font-name="Ethiopic Unicode"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T30" style:family="text"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31" style:family="text">
      <style:text-properties style:font-name="Ethiopic Unicode" fo:font-size="9pt" fo:language="de" fo:country="DE" fo:font-weight="normal" fo:background-color="#ffffff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32" style:family="text">
      <style:text-properties style:font-name="Ethiopic Unicode" fo:font-size="9pt" fo:language="lv" fo:country="LV"/>
    </style:style>
    <style:style style:name="T33" style:family="text">
      <style:text-properties style:font-name="Ethiopic Unicode" fo:font-size="9pt" fo:language="lv" fo:country="LV" style:font-name-asian="Ethiopic Unicode2" style:font-size-asian="9pt" style:font-name-complex="Ethiopic Unicode2" style:font-size-complex="9pt" style:language-complex="am" style:country-complex="ET"/>
    </style:style>
    <style:style style:name="T34" style:family="text"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35" style:family="text">
      <style:text-properties style:font-name="Ethiopic Unicode" fo:language="lv" fo:country="LV"/>
    </style:style>
    <style:style style:name="T36" style:family="text">
      <style:text-properties style:font-name="Ethiopic Unicode" fo:language="lv" fo:country="LV" style:language-complex="am" style:country-complex="ET"/>
    </style:style>
    <style:style style:name="T37" style:family="text">
      <style:text-properties style:font-name="Ethiopic Unicode" fo:language="lv" fo:country="LV" fo:font-weight="normal" style:font-weight-asian="normal" style:font-weight-complex="normal"/>
    </style:style>
    <style:style style:name="T38" style:family="text">
      <style:text-properties style:font-name="Ethiopic Unicode" style:language-complex="am" style:country-complex="ET"/>
    </style:style>
    <style:style style:name="T39" style:family="text">
      <style:text-properties style:font-name="Ethiopic Unicode" fo:font-weight="normal" style:font-weight-asian="normal" style:font-weight-complex="normal"/>
    </style:style>
    <style:style style:name="T40" style:family="text">
      <style:text-properties style:font-name="Ethiopic Unicode" fo:language="de" fo:country="DE"/>
    </style:style>
    <style:style style:name="T41" style:family="text">
      <style:text-properties style:font-name="Ethiopic Unicode1" style:language-complex="syr" style:country-complex="TR"/>
    </style:style>
    <style:style style:name="T42" style:family="text">
      <style:text-properties style:font-name="Ethiopic Unicode1" fo:language="en" fo:country="US"/>
    </style:style>
    <style:style style:name="T43" style:family="text">
      <style:text-properties style:font-name="Ethiopic Unicode1" fo:font-size="10pt"/>
    </style:style>
    <style:style style:name="T44" style:family="text">
      <style:text-properties style:font-name="Ethiopic Unicode1" fo:font-size="10pt" fo:language="lv" fo:country="LV"/>
    </style:style>
    <style:style style:name="T45" style:family="text">
      <style:text-properties style:font-name="Ethiopic Unicode1" fo:font-size="10pt" fo:language="lv" fo:country="LV" fo:background-color="transparent"/>
    </style:style>
    <style:style style:name="T46" style:family="text">
      <style:text-properties style:font-name="Ethiopic Unicode1" fo:font-size="10pt" fo:background-color="transparent"/>
    </style:style>
    <style:style style:name="T47" style:family="text">
      <style:text-properties fo:font-size="9pt" fo:language="lv" fo:country="LV"/>
    </style:style>
    <style:style style:name="T48" style:family="text">
      <style:text-properties fo:font-size="9pt" fo:language="lv" fo:country="LV" style:font-name-asian="Ethiopic Unicode2" style:font-size-asian="9pt" style:font-name-complex="Ethiopic Unicode2" style:font-size-complex="9pt" style:language-complex="am" style:country-complex="ET"/>
    </style:style>
    <style:style style:name="T49" style:family="text">
      <style:text-properties fo:font-size="9pt" fo:language="de" fo:country="DE"/>
    </style:style>
    <style:style style:name="T50" style:family="text">
      <style:text-properties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T51" style:family="text">
      <style:text-properties fo:language="fr" fo:country="FR"/>
    </style:style>
    <style:style style:name="T52" style:family="text">
      <style:text-properties fo:color="#333333" fo:language="lv" fo:country="LV" fo:background-color="transparent" style:font-name-complex="Ethiopic Unicode2" style:language-complex="am" style:country-complex="ET"/>
    </style:style>
    <style:style style:name="T53" style:family="text">
      <style:text-properties fo:color="#1c1c1c" fo:language="de" fo:country="DE" fo:background-color="transparent" style:font-name-complex="Ethiopic Unicode2" style:language-complex="am" style:country-complex="ET"/>
    </style:style>
    <style:style style:name="T54" style:family="text">
      <style:text-properties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 table:style-name="Tabelle1.1">
          <table:table-cell table:style-name="Tabelle1.A1" table:number-columns-spanned="4" office:value-type="string">
            <text:p text:style-name="P65"><text:span text:style-name="T1">Paradigms: verbs II L</text:span><text:span text:style-name="T1"><text:note text:id="ftn1" text:note-class="footnote"><text:note-citation>1</text:note-citation><text:note-body><text:p text:style-name="P1"><text:span text:style-name="T54"><text:s/></text:span><text:span text:style-name="T42">For the examples given in the table (I column), cp. Conti Rossini 1941, pp. 60-62 (§§ 72-73), Dillmann-Bezold 1899, tabs. II-V, and Tropper 2002, pp. 110-112 (§§ 44.53-44.532).</text:span></text:p><text:p text:style-name="P2"/></text:note-body></text:note></text:span></text:p>
          </table:table-cell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49">ለአከ</text:p>
          </table:table-cell>
          <table:table-cell table:style-name="Tabelle1.A2" office:value-type="string">
            <text:p text:style-name="P46">la<text:span text:style-name="T11">ʾ</text:span>aka</text:p>
          </table:table-cell>
          <table:table-cell table:style-name="Tabelle1.A2" office:value-type="string">
            <text:p text:style-name="P50">1aLa3a</text:p>
          </table:table-cell>
          <table:table-cell table:style-name="Tabelle1.D2" office:value-type="string">
            <text:p text:style-name="P48">I,1a <text:s/>Perf. 3 m. sg. <text:s/></text:p>
          </table:table-cell>
        </table:table-row>
        <table:table-row table:style-name="Tabelle1.2">
          <table:table-cell table:style-name="Tabelle1.A3" office:value-type="string">
            <text:p text:style-name="P43">ይልእክ</text:p>
          </table:table-cell>
          <table:table-cell table:style-name="Tabelle1.A3" office:value-type="string">
            <text:p text:style-name="P42"><text:span text:style-name="T5">y</text:span><text:span text:style-name="T13">ǝ</text:span><text:span text:style-name="T5">l</text:span><text:span text:style-name="T13">ǝ</text:span><text:span text:style-name="T13">ʾ</text:span><text:span text:style-name="T13">ǝ</text:span><text:span text:style-name="T5">k</text:span></text:p>
          </table:table-cell>
          <table:table-cell table:style-name="Tabelle1.A3" office:value-type="string">
            <text:p text:style-name="P44"><text:span text:style-name="T22">y</text:span><text:span text:style-name="T22">ǝ1ǝLǝ3</text:span></text:p>
          </table:table-cell>
          <table:table-cell table:style-name="Tabelle1.D3" office:value-type="string">
            <text:p text:style-name="P47">I,1a <text:s/>Imperf. 3 m. sg.</text:p>
          </table:table-cell>
        </table:table-row>
        <table:table-row table:style-name="Tabelle1.2">
          <table:table-cell table:style-name="Tabelle1.A3" office:value-type="string">
            <text:p text:style-name="P43">ይልአክ</text:p>
          </table:table-cell>
          <table:table-cell table:style-name="Tabelle1.A3" office:value-type="string">
            <text:p text:style-name="P42"><text:span text:style-name="T5">y</text:span><text:span text:style-name="T13">ǝ</text:span><text:span text:style-name="T5">l</text:span><text:span text:style-name="T13">ʾ</text:span><text:span text:style-name="T5">ak</text:span></text:p>
          </table:table-cell>
          <table:table-cell table:style-name="Tabelle1.A3" office:value-type="string">
            <text:p text:style-name="P42"><text:span text:style-name="T5">y</text:span><text:span text:style-name="T13">ǝ</text:span><text:span text:style-name="T5">1La3</text:span></text:p>
          </table:table-cell>
          <table:table-cell table:style-name="Tabelle1.D3" office:value-type="string">
            <text:p text:style-name="P47">I,1a Subj. 3 m. sg.</text:p>
          </table:table-cell>
        </table:table-row>
        <table:table-row table:style-name="Tabelle1.2">
          <table:table-cell table:style-name="Tabelle1.A3" office:value-type="string">
            <text:p text:style-name="P43">ለአክ</text:p>
          </table:table-cell>
          <table:table-cell table:style-name="Tabelle1.A3" office:value-type="string">
            <text:p text:style-name="P42"><text:span text:style-name="T4">la</text:span><text:span text:style-name="T13">ʾ</text:span><text:span text:style-name="T5">ak</text:span></text:p>
          </table:table-cell>
          <table:table-cell table:style-name="Tabelle1.A3" office:value-type="string">
            <text:p text:style-name="P44">1aLa3</text:p>
          </table:table-cell>
          <table:table-cell table:style-name="Tabelle1.D3" office:value-type="string">
            <text:p text:style-name="P47">I,1a Impera. <text:s/>2 m. sg.</text:p>
          </table:table-cell>
        </table:table-row>
        <table:table-row table:style-name="Tabelle1.2">
          <table:table-cell table:style-name="Tabelle1.A3" office:value-type="string">
            <text:p text:style-name="P43">ልኢኮ</text:p>
          </table:table-cell>
          <table:table-cell table:style-name="Tabelle1.A3" office:value-type="string">
            <text:p text:style-name="P42"><text:span text:style-name="T4">l</text:span><text:span text:style-name="T13">ǝ</text:span><text:span text:style-name="T13">ʾ</text:span><text:span text:style-name="T5">iko</text:span></text:p>
          </table:table-cell>
          <table:table-cell table:style-name="Tabelle1.A3" office:value-type="string">
            <text:p text:style-name="P45">1<text:span text:style-name="T12">ǝ</text:span>Li3o</text:p>
          </table:table-cell>
          <table:table-cell table:style-name="Tabelle1.D3" office:value-type="string">
            <text:p text:style-name="P47">I,1a Gerund. 3 m. sg.</text:p>
          </table:table-cell>
        </table:table-row>
        <table:table-row table:style-name="Tabelle1.2">
          <table:table-cell table:style-name="Tabelle1.A3" office:value-type="string">
            <text:p text:style-name="P43">ልኢክ</text:p>
            <text:p text:style-name="P43">ልኢኮት</text:p>
          </table:table-cell>
          <table:table-cell table:style-name="Tabelle1.A3" office:value-type="string">
            <text:p text:style-name="P42"><text:span text:style-name="T5">l</text:span><text:span text:style-name="T13">ǝ</text:span><text:span text:style-name="T13">ʾ</text:span><text:span text:style-name="T5">ik</text:span></text:p>
            <text:p text:style-name="P42"><text:span text:style-name="T5">l</text:span><text:span text:style-name="T13">ǝʾ</text:span><text:span text:style-name="T5">ikot</text:span></text:p>
          </table:table-cell>
          <table:table-cell table:style-name="Tabelle1.A3" office:value-type="string">
            <text:p text:style-name="P43">1<text:span text:style-name="T11">ǝL</text:span>i3</text:p>
            <text:p text:style-name="P43">1<text:span text:style-name="T11">ǝL</text:span>i3ot</text:p>
          </table:table-cell>
          <table:table-cell table:style-name="Tabelle1.D7" office:value-type="string">
            <text:p text:style-name="P47">I,1a <text:s/>Infinit.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8">ልህቀ</text:p>
          </table:table-cell>
          <table:table-cell table:style-name="Tabelle1.A3" office:value-type="string">
            <text:p text:style-name="P37"><text:span text:style-name="T3">l</text:span><text:span text:style-name="T15">ǝ</text:span><text:span text:style-name="T10">hqa</text:span></text:p>
          </table:table-cell>
          <table:table-cell table:style-name="Tabelle1.A3" office:value-type="string">
            <text:p text:style-name="P11">1ǝL3a</text:p>
          </table:table-cell>
          <table:table-cell table:style-name="Tabelle1.D3" office:value-type="string">
            <text:p text:style-name="P66">I,1b <text:s/>Perf. 3 m. sg.</text:p>
          </table:table-cell>
        </table:table-row>
        <table:table-row table:style-name="Tabelle1.1">
          <table:table-cell table:style-name="Tabelle1.A3" office:value-type="string">
            <text:p text:style-name="P4">ይልህቅ</text:p>
          </table:table-cell>
          <table:table-cell table:style-name="Tabelle1.A3" office:value-type="string">
            <text:p text:style-name="P5"><text:span text:style-name="T6">y</text:span><text:span text:style-name="T14">ǝ</text:span><text:span text:style-name="T6">l</text:span><text:span text:style-name="T14">ǝ</text:span><text:span text:style-name="T6">h</text:span><text:span text:style-name="T14">ǝ</text:span><text:span text:style-name="T6">q</text:span></text:p>
          </table:table-cell>
          <table:table-cell table:style-name="Tabelle1.A3" office:value-type="string">
            <text:p text:style-name="P5"><text:span text:style-name="T5">y</text:span><text:span text:style-name="T14">ǝ</text:span><text:span text:style-name="T6">1L</text:span><text:span text:style-name="T14">ǝ</text:span><text:span text:style-name="T6">3</text:span></text:p>
          </table:table-cell>
          <table:table-cell table:style-name="Tabelle1.D3" office:value-type="string">
            <text:p text:style-name="P15">I,1b <text:s/>Imperf. 3 m. sg.</text:p>
          </table:table-cell>
        </table:table-row>
        <table:table-row table:style-name="Tabelle1.1">
          <table:table-cell table:style-name="Tabelle1.A3" office:value-type="string">
            <text:p text:style-name="P4">ይልሀቅ</text:p>
          </table:table-cell>
          <table:table-cell table:style-name="Tabelle1.A3" office:value-type="string">
            <text:p text:style-name="P5"><text:span text:style-name="T5">y</text:span><text:span text:style-name="T14">ǝ</text:span><text:span text:style-name="T6">lhaq</text:span></text:p>
          </table:table-cell>
          <table:table-cell table:style-name="Tabelle1.A3" office:value-type="string">
            <text:p text:style-name="P5"><text:span text:style-name="T5">y</text:span><text:span text:style-name="T14">ǝ</text:span><text:span text:style-name="T6">1La3</text:span></text:p>
          </table:table-cell>
          <table:table-cell table:style-name="Tabelle1.D3" office:value-type="string">
            <text:p text:style-name="P15">I,1b Subj. 3 m. sg.</text:p>
          </table:table-cell>
        </table:table-row>
        <table:table-row table:style-name="Tabelle1.1">
          <table:table-cell table:style-name="Tabelle1.A3" office:value-type="string">
            <text:p text:style-name="P4">ለሀቅ</text:p>
          </table:table-cell>
          <table:table-cell table:style-name="Tabelle1.A3" office:value-type="string">
            <text:p text:style-name="P25">lahaq</text:p>
          </table:table-cell>
          <table:table-cell table:style-name="Tabelle1.A3" office:value-type="string">
            <text:p text:style-name="P5">1aLa3</text:p>
          </table:table-cell>
          <table:table-cell table:style-name="Tabelle1.D3" office:value-type="string">
            <text:p text:style-name="P15">I,1b Impera. <text:s/>2 m. sg.</text:p>
          </table:table-cell>
        </table:table-row>
        <table:table-row table:style-name="Tabelle1.1">
          <table:table-cell table:style-name="Tabelle1.A3" office:value-type="string">
            <text:p text:style-name="P4">ልሂቆ</text:p>
          </table:table-cell>
          <table:table-cell table:style-name="Tabelle1.A3" office:value-type="string">
            <text:p text:style-name="P24">l<text:span text:style-name="T15">ǝ</text:span>hiqo</text:p>
          </table:table-cell>
          <table:table-cell table:style-name="Tabelle1.A3" office:value-type="string">
            <text:p text:style-name="P5">1<text:span text:style-name="T14">ǝ</text:span>Li3o</text:p>
          </table:table-cell>
          <table:table-cell table:style-name="Tabelle1.D3" office:value-type="string">
            <text:p text:style-name="P15">I,1b Gerund. 3 m. sg.</text:p>
          </table:table-cell>
        </table:table-row>
        <table:table-row table:style-name="Tabelle1.1">
          <table:table-cell table:style-name="Tabelle1.A3" office:value-type="string">
            <text:p text:style-name="P4">ልሂቅ</text:p>
            <text:p text:style-name="P4">ልሂቆት</text:p>
          </table:table-cell>
          <table:table-cell table:style-name="Tabelle1.A3" office:value-type="string">
            <text:p text:style-name="P5"><text:span text:style-name="T6">l</text:span><text:span text:style-name="T14">ǝ</text:span><text:span text:style-name="T6">hiq</text:span></text:p>
            <text:p text:style-name="P5"><text:span text:style-name="T6">l</text:span><text:span text:style-name="T14">ǝ</text:span><text:span text:style-name="T6">hiqot</text:span></text:p>
          </table:table-cell>
          <table:table-cell table:style-name="Tabelle1.A3" office:value-type="string">
            <text:p text:style-name="P5">1<text:span text:style-name="T14">ǝ</text:span><text:span text:style-name="T6">Li3</text:span></text:p>
            <text:p text:style-name="P9"><text:span text:style-name="T6">1</text:span><text:span text:style-name="T12">ǝL</text:span><text:span text:style-name="T6">i3ot</text:span></text:p>
          </table:table-cell>
          <table:table-cell table:style-name="Tabelle1.D7" office:value-type="string">
            <text:p text:style-name="P15">I,1b Infinit.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elle1.16">
          <table:table-cell table:style-name="Tabelle1.A3" office:value-type="string">
            <text:p text:style-name="P38">መሀረ</text:p>
          </table:table-cell>
          <table:table-cell table:style-name="Tabelle1.A3" office:value-type="string">
            <text:p text:style-name="P37">mahara</text:p>
          </table:table-cell>
          <table:table-cell table:style-name="Tabelle1.A3" office:value-type="string">
            <text:p text:style-name="P36">1aLa3a</text:p>
          </table:table-cell>
          <table:table-cell table:style-name="Tabelle1.D3" office:value-type="string">
            <text:p text:style-name="P15">I,2 <text:s/>Perf. 3 m. sg.</text:p>
          </table:table-cell>
        </table:table-row>
        <table:table-row table:style-name="Tabelle1.17">
          <table:table-cell table:style-name="Tabelle1.A3" office:value-type="string">
            <text:p text:style-name="P4">ይሜህር</text:p>
          </table:table-cell>
          <table:table-cell table:style-name="Tabelle1.A3" office:value-type="string">
            <text:p text:style-name="P5"><text:span text:style-name="T5">y</text:span><text:span text:style-name="T14">ǝm</text:span><text:span text:style-name="T6">eh</text:span><text:span text:style-name="T14">ǝ</text:span><text:span text:style-name="T6">r</text:span></text:p>
          </table:table-cell>
          <table:table-cell table:style-name="Tabelle1.A3" office:value-type="string">
            <text:p text:style-name="P5"><text:span text:style-name="T5">y</text:span><text:span text:style-name="T14">ǝ1</text:span><text:span text:style-name="T6">e</text:span><text:span text:style-name="T53">L</text:span><text:span text:style-name="T52">ǝ</text:span><text:span text:style-name="T6">3</text:span></text:p>
          </table:table-cell>
          <table:table-cell table:style-name="Tabelle1.D3" office:value-type="string">
            <text:p text:style-name="P15">I,2 <text:s/>Imperf. 3 m. sg.</text:p>
          </table:table-cell>
        </table:table-row>
        <table:table-row table:style-name="Tabelle1.1">
          <table:table-cell table:style-name="Tabelle1.A3" office:value-type="string">
            <text:p text:style-name="P4">ይምህር</text:p>
          </table:table-cell>
          <table:table-cell table:style-name="Tabelle1.A3" office:value-type="string">
            <text:p text:style-name="P6"><text:span text:style-name="T5">y</text:span><text:span text:style-name="T14">ǝ</text:span><text:span text:style-name="T6">m</text:span><text:span text:style-name="T14">ǝ</text:span><text:span text:style-name="T6">h</text:span><text:span text:style-name="T14">ǝ</text:span><text:span text:style-name="T6">r</text:span></text:p>
          </table:table-cell>
          <table:table-cell table:style-name="Tabelle1.A3" office:value-type="string">
            <text:p text:style-name="P5"><text:span text:style-name="T5">y</text:span><text:span text:style-name="T14">ǝ</text:span><text:span text:style-name="T6">1</text:span><text:span text:style-name="T14">ǝL</text:span><text:span text:style-name="T14">ǝ</text:span><text:span text:style-name="T6">3</text:span></text:p>
          </table:table-cell>
          <table:table-cell table:style-name="Tabelle1.D7" office:value-type="string">
            <text:p text:style-name="P15">I,2 Subj.(a) 3 m. sg.</text:p>
          </table:table-cell>
        </table:table-row>
        <table:table-row table:style-name="Tabelle1.1">
          <table:table-cell table:style-name="Tabelle1.A3" office:value-type="string">
            <text:p text:style-name="P4">ይመህር</text:p>
          </table:table-cell>
          <table:table-cell table:style-name="Tabelle1.A3" office:value-type="string">
            <text:p text:style-name="P22"><text:span text:style-name="T22">y</text:span><text:span text:style-name="T23">ǝmahǝr</text:span></text:p>
          </table:table-cell>
          <table:table-cell table:style-name="Tabelle1.A3" office:value-type="string">
            <text:p text:style-name="P5"><text:span text:style-name="T5">y</text:span><text:span text:style-name="T14">ǝ</text:span><text:span text:style-name="T6">1aL</text:span><text:span text:style-name="T14">ǝ</text:span><text:span text:style-name="T6">3</text:span></text:p>
          </table:table-cell>
          <table:table-cell table:style-name="Tabelle1.D7" office:value-type="string">
            <text:p text:style-name="P15">I,2 Subj.(b) 3 m. sg.</text:p>
          </table:table-cell>
        </table:table-row>
        <table:table-row table:style-name="Tabelle1.1">
          <table:table-cell table:style-name="Tabelle1.A20" office:value-type="string">
            <text:p text:style-name="P4">ምህር</text:p>
          </table:table-cell>
          <table:table-cell table:style-name="Tabelle1.A20" office:value-type="string">
            <text:p text:style-name="P6"><text:span text:style-name="T6">m</text:span><text:span text:style-name="T14">ǝ</text:span><text:span text:style-name="T6">hǝr</text:span></text:p>
          </table:table-cell>
          <table:table-cell table:style-name="Tabelle1.A3" office:value-type="string">
            <text:p text:style-name="P5">1<text:span text:style-name="T14">ǝ</text:span><text:span text:style-name="T6">La3</text:span></text:p>
          </table:table-cell>
          <table:table-cell table:style-name="Tabelle1.D7" office:value-type="string">
            <text:p text:style-name="P15">I,2 Impera.(a) <text:s/>2 m. sg.</text:p>
          </table:table-cell>
        </table:table-row>
        <table:table-row table:style-name="Tabelle1.1">
          <table:table-cell table:style-name="Tabelle1.A3" office:value-type="string">
            <text:p text:style-name="P4">መህር</text:p>
          </table:table-cell>
          <table:table-cell table:style-name="Tabelle1.A3" office:value-type="string">
            <text:p text:style-name="P6"><text:span text:style-name="T6">mah</text:span><text:span text:style-name="T14">ǝ</text:span><text:span text:style-name="T6">r</text:span></text:p>
          </table:table-cell>
          <table:table-cell table:style-name="Tabelle1.A3" office:value-type="string">
            <text:p text:style-name="P5"><text:span text:style-name="T6">1aL</text:span><text:span text:style-name="T14">ǝ</text:span><text:span text:style-name="T6">3</text:span></text:p>
          </table:table-cell>
          <table:table-cell table:style-name="Tabelle1.D7" office:value-type="string">
            <text:p text:style-name="P15">I,2 Impera.(b) 2 m. sg.</text:p>
          </table:table-cell>
        </table:table-row>
        <table:table-row table:style-name="Tabelle1.1">
          <table:table-cell table:style-name="Tabelle1.A3" office:value-type="string">
            <text:p text:style-name="P4">መሂሮ</text:p>
          </table:table-cell>
          <table:table-cell table:style-name="Tabelle1.A3" office:value-type="string">
            <text:p text:style-name="P5">mahiro</text:p>
          </table:table-cell>
          <table:table-cell table:style-name="Tabelle1.A3" office:value-type="string">
            <text:p text:style-name="P5">1aLi3o</text:p>
          </table:table-cell>
          <table:table-cell table:style-name="Tabelle1.D3" office:value-type="string">
            <text:p text:style-name="P15">I,2 Gerund. 3 m. sg.</text:p>
          </table:table-cell>
        </table:table-row>
        <table:table-row table:style-name="Tabelle1.1">
          <table:table-cell table:style-name="Tabelle1.A3" office:value-type="string">
            <text:p text:style-name="P4">መህሮ</text:p>
            <text:p text:style-name="P4"><text:soft-page-break/>መህሮት</text:p>
          </table:table-cell>
          <table:table-cell table:style-name="Tabelle1.A3" office:value-type="string">
            <text:p text:style-name="P5">mah<text:span text:style-name="T18">ǝ</text:span><text:span text:style-name="T8">ro</text:span></text:p>
            <text:p text:style-name="P5"><text:soft-page-break/><text:span text:style-name="T8">mah</text:span><text:span text:style-name="T18">ǝ</text:span><text:span text:style-name="T8">rot</text:span></text:p>
          </table:table-cell>
          <table:table-cell table:style-name="Tabelle1.A3" office:value-type="string">
            <text:p text:style-name="P7">1aL<text:span text:style-name="T11">ǝ</text:span>3<text:span text:style-name="T11">o</text:span></text:p>
            <text:p text:style-name="P20"><text:soft-page-break/>1aLǝ3ot</text:p>
          </table:table-cell>
          <table:table-cell table:style-name="Tabelle1.D7" office:value-type="string">
            <text:p text:style-name="P15">I,2 Infinit.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4">gg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8"/>
          </table:table-cell>
          <table:table-cell table:style-name="Tabelle1.A3" office:value-type="string">
            <text:p text:style-name="P26"/>
          </table:table-cell>
          <table:table-cell table:style-name="Tabelle1.A3" office:value-type="string">
            <text:p text:style-name="P54"><text:span text:style-name="T3">1</text:span><text:span text:style-name="T11">ā</text:span><text:span text:style-name="T3">La3a</text:span><text:span text:style-name="T3"><text:note text:id="ftn2" text:note-class="footnote"><text:note-citation>2</text:note-citation><text:note-body><text:p text:style-name="P67"><text:s/>The verbs with II L of the form I,3 are very rare (cp. <text:span text:style-name="T42">Conti Rossini 1941, p. 62, § 73). In the table, in red, <text:s/>we give an ideal pattern.</text:span></text:p></text:note-body></text:note></text:span></text:p>
          </table:table-cell>
          <table:table-cell table:style-name="Tabelle1.D3" office:value-type="string">
            <text:p text:style-name="P64">I,3 Perf. 3 p. m. sg.</text:p>
          </table:table-cell>
        </table:table-row>
        <table:table-row table:style-name="Tabelle1.1"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26"/>
          </table:table-cell>
          <table:table-cell table:style-name="Tabelle1.A3" office:value-type="string">
            <text:p text:style-name="P55"><text:span text:style-name="T21">y</text:span>ǝ1āL<text:span text:style-name="T11">ǝ</text:span>3</text:p>
          </table:table-cell>
          <table:table-cell table:style-name="Tabelle1.D3" office:value-type="string">
            <text:p text:style-name="P15">I,3 Imperf. 3 p. m. sg.</text:p>
          </table:table-cell>
        </table:table-row>
        <table:table-row table:style-name="Tabelle1.1"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26"/>
          </table:table-cell>
          <table:table-cell table:style-name="Tabelle1.A3" office:value-type="string">
            <text:p text:style-name="P56"><text:span text:style-name="T21">y</text:span>ǝ1<text:span text:style-name="T11">ā</text:span>L<text:span text:style-name="T11">ǝ</text:span>3</text:p>
          </table:table-cell>
          <table:table-cell table:style-name="Tabelle1.D3" office:value-type="string">
            <text:p text:style-name="P15">I,3 Subj. 3 m. sg.</text:p>
          </table:table-cell>
        </table:table-row>
        <table:table-row table:style-name="Tabelle1.1"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26"/>
          </table:table-cell>
          <table:table-cell table:style-name="Tabelle1.A3" office:value-type="string">
            <text:p text:style-name="P58">1āLǝ3</text:p>
          </table:table-cell>
          <table:table-cell table:style-name="Tabelle1.D3" office:value-type="string">
            <text:p text:style-name="P15">I,3 Impera. <text:s/>2 m. sg.</text:p>
          </table:table-cell>
        </table:table-row>
        <table:table-row table:style-name="Tabelle1.1"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26"/>
          </table:table-cell>
          <table:table-cell table:style-name="Tabelle1.A3" office:value-type="string">
            <text:p text:style-name="P55">1<text:span text:style-name="T11">ā</text:span>Li3o</text:p>
          </table:table-cell>
          <table:table-cell table:style-name="Tabelle1.D3" office:value-type="string">
            <text:p text:style-name="P15">I,3 Gerund. 3 m. sg.</text:p>
          </table:table-cell>
        </table:table-row>
        <table:table-row table:style-name="Tabelle1.1"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26"/>
          </table:table-cell>
          <table:table-cell table:style-name="Tabelle1.A3" office:value-type="string">
            <text:p text:style-name="P55">1<text:span text:style-name="T11">ā</text:span>L<text:span text:style-name="T16">ǝ</text:span><text:span text:style-name="T26">3o</text:span></text:p>
            <text:p text:style-name="P60"><text:span text:style-name="T3">1</text:span>ā<text:span text:style-name="T3">L</text:span><text:span text:style-name="T24">ǝ</text:span><text:span text:style-name="T7">3ot</text:span></text:p>
          </table:table-cell>
          <table:table-cell table:style-name="Tabelle1.D7" office:value-type="string">
            <text:p text:style-name="P15">I,3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40">አድኀነ</text:p>
          </table:table-cell>
          <table:table-cell table:style-name="Tabelle1.A3" office:value-type="string">
            <text:p text:style-name="P39"><text:span text:style-name="T19">ʾa</text:span><text:span text:style-name="T20">d</text:span><text:span text:style-name="T41">ḫ</text:span><text:span text:style-name="T9">ana</text:span></text:p>
          </table:table-cell>
          <table:table-cell table:style-name="Tabelle1.A3" office:value-type="string">
            <text:p text:style-name="P31"><text:span text:style-name="T11">ʾa</text:span>1La3a</text:p>
          </table:table-cell>
          <table:table-cell table:style-name="Tabelle1.D7" office:value-type="string">
            <text:p text:style-name="P18">II,1 <text:s/>Perf. 3 m. sg.</text:p>
          </table:table-cell>
        </table:table-row>
        <table:table-row table:style-name="Tabelle1.1">
          <table:table-cell table:style-name="Tabelle1.A20" office:value-type="string">
            <text:p text:style-name="P9">ያድኅን</text:p>
          </table:table-cell>
          <table:table-cell table:style-name="Tabelle1.A20" office:value-type="string">
            <text:p text:style-name="P23">yādǝ<text:span text:style-name="T41">ḫ</text:span>ǝn </text:p>
          </table:table-cell>
          <table:table-cell table:style-name="Tabelle1.A20" office:value-type="string">
            <text:p text:style-name="P23"><text:span text:style-name="T11">yā</text:span>1ǝLǝ3</text:p>
          </table:table-cell>
          <table:table-cell table:style-name="Tabelle1.D7" office:value-type="string">
            <text:p text:style-name="P16">II,1 Imperf. 3 p. m. sg.</text:p>
          </table:table-cell>
        </table:table-row>
        <table:table-row table:style-name="Tabelle1.1">
          <table:table-cell table:style-name="Tabelle1.A3" office:value-type="string">
            <text:p text:style-name="P9">ያድኅን</text:p>
          </table:table-cell>
          <table:table-cell table:style-name="Tabelle1.A3" office:value-type="string">
            <text:p text:style-name="P23">yād<text:span text:style-name="T41">ḫ</text:span>ǝn</text:p>
          </table:table-cell>
          <table:table-cell table:style-name="Tabelle1.A3" office:value-type="string">
            <text:p text:style-name="P23">y<text:span text:style-name="T11">ā</text:span>1Lǝ3</text:p>
          </table:table-cell>
          <table:table-cell table:style-name="Tabelle1.D7" office:value-type="string">
            <text:p text:style-name="P16">II,1 Subj. 3 m. sg.</text:p>
          </table:table-cell>
        </table:table-row>
        <table:table-row table:style-name="Tabelle1.1">
          <table:table-cell table:style-name="Tabelle1.A3" office:value-type="string">
            <text:p text:style-name="P9">አድኅን</text:p>
          </table:table-cell>
          <table:table-cell table:style-name="Tabelle1.A3" office:value-type="string">
            <text:p text:style-name="P23"><text:span text:style-name="T11">ʾa</text:span>d<text:span text:style-name="T41">ḫ</text:span>ǝn</text:p>
          </table:table-cell>
          <table:table-cell table:style-name="Tabelle1.A3" office:value-type="string">
            <text:p text:style-name="P23"><text:span text:style-name="T11">ʾa</text:span>1Lǝ3</text:p>
          </table:table-cell>
          <table:table-cell table:style-name="Tabelle1.D7" office:value-type="string">
            <text:p text:style-name="P16">II,1 Impera. <text:s/>2 m. sg.</text:p>
          </table:table-cell>
        </table:table-row>
        <table:table-row table:style-name="Tabelle1.1">
          <table:table-cell table:style-name="Tabelle1.A3" office:value-type="string">
            <text:p text:style-name="P9">አድኂኖ</text:p>
          </table:table-cell>
          <table:table-cell table:style-name="Tabelle1.A3" office:value-type="string">
            <text:p text:style-name="P23"><text:span text:style-name="T11">ʾa</text:span>d<text:span text:style-name="T41">ḫ</text:span>ino</text:p>
          </table:table-cell>
          <table:table-cell table:style-name="Tabelle1.A3" office:value-type="string">
            <text:p text:style-name="P23">ʾa1Li3o</text:p>
          </table:table-cell>
          <table:table-cell table:style-name="Tabelle1.D7" office:value-type="string">
            <text:p text:style-name="P16">II,1 Gerund. 3 m. sg.</text:p>
          </table:table-cell>
        </table:table-row>
        <table:table-row table:style-name="Tabelle1.1">
          <table:table-cell table:style-name="Tabelle1.A3" office:value-type="string">
            <text:p text:style-name="P9">አድኅኖ</text:p>
            <text:p text:style-name="P9">አድኅኖት</text:p>
          </table:table-cell>
          <table:table-cell table:style-name="Tabelle1.A3" office:value-type="string">
            <text:p text:style-name="P23"><text:span text:style-name="T11">ʾa</text:span>d<text:span text:style-name="T41">ḫ</text:span>ǝno</text:p>
            <text:p text:style-name="P23"><text:span text:style-name="T11">ʾa</text:span>d<text:span text:style-name="T41">ḫ</text:span>ǝnot</text:p>
          </table:table-cell>
          <table:table-cell table:style-name="Tabelle1.A3" office:value-type="string">
            <text:p text:style-name="P12">ʾa1<text:span text:style-name="T3">L</text:span>ǝ3o</text:p>
            <text:p text:style-name="P20">ʾa1Lǝ3ot</text:p>
          </table:table-cell>
          <table:table-cell table:style-name="Tabelle1.D7" office:value-type="string">
            <text:p text:style-name="P16">II,1 Infinit.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40">አለዐለ</text:p>
          </table:table-cell>
          <table:table-cell table:style-name="Tabelle1.A20" office:value-type="string">
            <text:p text:style-name="P51"><text:span text:style-name="T48">ʾa</text:span><text:span text:style-name="T50">la</text:span><text:span text:style-name="T47">ʿ</text:span><text:span text:style-name="T49">ala</text:span> </text:p>
          </table:table-cell>
          <table:table-cell table:style-name="Tabelle1.A20" office:value-type="string">
            <text:p text:style-name="P32"><text:span text:style-name="T11">ʾa</text:span>1aLa3a</text:p>
          </table:table-cell>
          <table:table-cell table:style-name="Tabelle1.D7" office:value-type="string">
            <text:p text:style-name="P19">II,2 Perf.(a) 3 m. sg.</text:p>
          </table:table-cell>
        </table:table-row>
        <table:table-row table:style-name="Tabelle1.1">
          <table:table-cell table:style-name="Tabelle1.A3" office:value-type="string">
            <text:p text:style-name="P40">አልዐለ</text:p>
          </table:table-cell>
          <table:table-cell table:style-name="Tabelle1.A3" office:value-type="string">
            <text:p text:style-name="P32"><text:span text:style-name="T11">ʾa</text:span>l<text:span text:style-name="T11">ʿ</text:span>ala </text:p>
          </table:table-cell>
          <table:table-cell table:style-name="Tabelle1.A3" office:value-type="string">
            <text:p text:style-name="P32"><text:span text:style-name="T11">ʾa</text:span>1La3a</text:p>
          </table:table-cell>
          <table:table-cell table:style-name="Tabelle1.D7" office:value-type="string">
            <text:p text:style-name="P19">II,2 Perf.(b) 3 m. sg.</text:p>
          </table:table-cell>
        </table:table-row>
        <table:table-row table:style-name="Tabelle1.1">
          <table:table-cell table:style-name="Tabelle1.A3" office:value-type="string">
            <text:p text:style-name="P9">ያሌዕል</text:p>
          </table:table-cell>
          <table:table-cell table:style-name="Tabelle1.A3" office:value-type="string">
            <text:p text:style-name="P23">yāle<text:span text:style-name="T35">ʿ</text:span>ǝl</text:p>
          </table:table-cell>
          <table:table-cell table:style-name="Tabelle1.A3" office:value-type="string">
            <text:p text:style-name="P23">yā1eLǝ3</text:p>
          </table:table-cell>
          <table:table-cell table:style-name="Tabelle1.D7" office:value-type="string">
            <text:p text:style-name="P16">II,2 Imperf. 3 m. sg.</text:p>
          </table:table-cell>
        </table:table-row>
        <table:table-row table:style-name="Tabelle1.1">
          <table:table-cell table:style-name="Tabelle1.A3" office:value-type="string">
            <text:p text:style-name="P33">ያልዕል</text:p>
          </table:table-cell>
          <table:table-cell table:style-name="Tabelle1.A3" office:value-type="string">
            <text:p text:style-name="P23">yālǝ<text:span text:style-name="T35">ʿ</text:span>ǝl </text:p>
          </table:table-cell>
          <table:table-cell table:style-name="Tabelle1.A3" office:value-type="string">
            <text:p text:style-name="P23">yā1ǝLǝ3</text:p>
          </table:table-cell>
          <table:table-cell table:style-name="Tabelle1.D7" office:value-type="string">
            <text:p text:style-name="P16">II,2 Subj. 3 m. sg.</text:p>
          </table:table-cell>
        </table:table-row>
        <table:table-row table:style-name="Tabelle1.1">
          <table:table-cell table:style-name="Tabelle1.A3" office:value-type="string">
            <text:p text:style-name="P33">አልዕል</text:p>
          </table:table-cell>
          <table:table-cell table:style-name="Tabelle1.A3" office:value-type="string">
            <text:p text:style-name="P23"><text:span text:style-name="T11">ʾa</text:span>l<text:span text:style-name="T28">ǝ</text:span><text:span text:style-name="T11">ʿ</text:span><text:span text:style-name="T28">ǝl </text:span></text:p>
          </table:table-cell>
          <table:table-cell table:style-name="Tabelle1.A3" office:value-type="string">
            <text:p text:style-name="P23"><text:span text:style-name="T11">ʾa</text:span>1<text:span text:style-name="T28">ǝLǝ3 </text:span></text:p>
          </table:table-cell>
          <table:table-cell table:style-name="Tabelle1.D7" office:value-type="string">
            <text:p text:style-name="P16">II,2 Impera. <text:s/>2 m. sg.</text:p>
          </table:table-cell>
        </table:table-row>
        <table:table-row table:style-name="Tabelle1.1">
          <table:table-cell table:style-name="Tabelle1.A3" office:value-type="string">
            <text:p text:style-name="P33">አለዒሎ</text:p>
          </table:table-cell>
          <table:table-cell table:style-name="Tabelle1.A3" office:value-type="string">
            <text:p text:style-name="P23"><text:span text:style-name="T11">ʾa</text:span>la<text:span text:style-name="T11">ʿ</text:span>ilo</text:p>
          </table:table-cell>
          <table:table-cell table:style-name="Tabelle1.A3" office:value-type="string">
            <text:p text:style-name="P23"><text:span text:style-name="T11">ʾa</text:span>1aLi3o</text:p>
          </table:table-cell>
          <table:table-cell table:style-name="Tabelle1.D7" office:value-type="string">
            <text:p text:style-name="P16">II,2 Gerund. 3 m. sg.</text:p>
          </table:table-cell>
        </table:table-row>
        <table:table-row table:style-name="Tabelle1.1">
          <table:table-cell table:style-name="Tabelle1.A3" office:value-type="string">
            <text:p text:style-name="P21">አለዕሎ</text:p>
            <text:p text:style-name="P21">አለዕሎት</text:p>
          </table:table-cell>
          <table:table-cell table:style-name="Tabelle1.A3" office:value-type="string">
            <text:p text:style-name="P23"><text:span text:style-name="T11">ʾa</text:span>la<text:span text:style-name="T11">ʿ</text:span><text:span text:style-name="T35">ǝ</text:span>lo</text:p>
            <text:p text:style-name="P23"><text:span text:style-name="T11">ʾa</text:span>la<text:span text:style-name="T11">ʿ</text:span><text:span text:style-name="T35">ǝ</text:span>lot</text:p>
          </table:table-cell>
          <table:table-cell table:style-name="Tabelle1.A3" office:value-type="string">
            <text:p text:style-name="P10">ʾa1a<text:span text:style-name="T3">L</text:span>ǝ3o</text:p>
            <text:p text:style-name="P10">ʾa1a<text:span text:style-name="T3">L</text:span>ǝ3o<text:span text:style-name="T3">t</text:span></text:p>
          </table:table-cell>
          <table:table-cell table:style-name="Tabelle1.D7" office:value-type="string">
            <text:p text:style-name="P16">II,2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0" office:value-type="string">
            <text:p text:style-name="P40">አዋሐደ</text:p>
          </table:table-cell>
          <table:table-cell table:style-name="Tabelle1.A20" office:value-type="string">
            <text:p text:style-name="P61"><text:span text:style-name="T33">ʾa</text:span><text:span text:style-name="T29">wā</text:span><text:span text:style-name="T32">ḥ</text:span><text:span text:style-name="T29">ada</text:span></text:p>
          </table:table-cell>
          <table:table-cell table:style-name="Tabelle1.A20" office:value-type="string">
            <text:p text:style-name="P14">ʾa1ā2a3a</text:p>
          </table:table-cell>
          <table:table-cell table:style-name="Tabelle1.D7" office:value-type="string">
            <text:p text:style-name="P41"><text:span text:style-name="T26">II,</text:span><text:span text:style-name="T27">3</text:span><text:span text:style-name="T26"> Perf. 3 m. sg.</text:span></text:p>
          </table:table-cell>
        </table:table-row>
        <text:soft-page-break/>
        <table:table-row table:style-name="Tabelle1.1">
          <table:table-cell table:style-name="Tabelle1.A20" office:value-type="string">
            <text:p text:style-name="P23">ያዋሕድ</text:p>
          </table:table-cell>
          <table:table-cell table:style-name="Tabelle1.A20" office:value-type="string">
            <text:p text:style-name="P23">yā<text:span text:style-name="T28">wā</text:span><text:span text:style-name="T35">ḥ</text:span><text:span text:style-name="T11">ǝ</text:span>d</text:p>
          </table:table-cell>
          <table:table-cell table:style-name="Tabelle1.A20" office:value-type="string">
            <text:p text:style-name="P23">yā1<text:span text:style-name="T11">ā</text:span>L<text:span text:style-name="T11">ǝ</text:span>3</text:p>
          </table:table-cell>
          <table:table-cell table:style-name="Tabelle1.D7" office:value-type="string">
            <text:p text:style-name="P16">II,<text:span text:style-name="T2">3</text:span> Imperf. 3 m. sg.</text:p>
          </table:table-cell>
        </table:table-row>
        <table:table-row table:style-name="Tabelle1.1">
          <table:table-cell table:style-name="Tabelle1.A3" office:value-type="string">
            <text:p text:style-name="P23">ያዋሕድ</text:p>
          </table:table-cell>
          <table:table-cell table:style-name="Tabelle1.A3" office:value-type="string">
            <text:p text:style-name="P23">yā<text:span text:style-name="T28">wā</text:span><text:span text:style-name="T35">ḥ</text:span><text:span text:style-name="T11">ǝ</text:span>d</text:p>
          </table:table-cell>
          <table:table-cell table:style-name="Tabelle1.A3" office:value-type="string">
            <text:p text:style-name="P23">yā1<text:span text:style-name="T11">ā</text:span>L<text:span text:style-name="T11">ǝ</text:span>3</text:p>
          </table:table-cell>
          <table:table-cell table:style-name="Tabelle1.D7" office:value-type="string">
            <text:p text:style-name="P16">II,<text:span text:style-name="T2">3</text:span> Subj. 3 m. sg.</text:p>
          </table:table-cell>
        </table:table-row>
        <table:table-row table:style-name="Tabelle1.1">
          <table:table-cell table:style-name="Tabelle1.A3" office:value-type="string">
            <text:p text:style-name="P33">አዋሕድ</text:p>
          </table:table-cell>
          <table:table-cell table:style-name="Tabelle1.A3" office:value-type="string">
            <text:p text:style-name="P24"><text:span text:style-name="T36">ʾa</text:span><text:span text:style-name="T38">wā</text:span><text:span text:style-name="T35">ḥ</text:span><text:span text:style-name="T15">ǝ</text:span><text:span text:style-name="T2">d</text:span></text:p>
          </table:table-cell>
          <table:table-cell table:style-name="Tabelle1.A3" office:value-type="string">
            <text:p text:style-name="P10">ʾa1ā<text:span text:style-name="T3">L</text:span>ǝ<text:span text:style-name="T3">3</text:span></text:p>
          </table:table-cell>
          <table:table-cell table:style-name="Tabelle1.D7" office:value-type="string">
            <text:p text:style-name="P16">II,<text:span text:style-name="T2">3</text:span> Impera. <text:s/>2 m. sg.</text:p>
          </table:table-cell>
        </table:table-row>
        <table:table-row table:style-name="Tabelle1.1">
          <table:table-cell table:style-name="Tabelle1.A3" office:value-type="string">
            <text:p text:style-name="P33">አዋሒዶ</text:p>
          </table:table-cell>
          <table:table-cell table:style-name="Tabelle1.A3" office:value-type="string">
            <text:p text:style-name="P24"><text:span text:style-name="T36">ʾa</text:span><text:span text:style-name="T38">wā</text:span><text:span text:style-name="T35">ḥ</text:span><text:span text:style-name="T28">ido</text:span></text:p>
          </table:table-cell>
          <table:table-cell table:style-name="Tabelle1.A3" office:value-type="string">
            <text:p text:style-name="P10">ʾa1ā<text:span text:style-name="T3">Li3o</text:span></text:p>
          </table:table-cell>
          <table:table-cell table:style-name="Tabelle1.D7" office:value-type="string">
            <text:p text:style-name="P16">II,<text:span text:style-name="T2">3</text:span> Gerund. 3 m. sg.</text:p>
          </table:table-cell>
        </table:table-row>
        <table:table-row table:style-name="Tabelle1.1">
          <table:table-cell table:style-name="Tabelle1.A3" office:value-type="string">
            <text:p text:style-name="P34">አዋሕዶ</text:p>
            <text:p text:style-name="P34">አዋሕዶት</text:p>
          </table:table-cell>
          <table:table-cell table:style-name="Tabelle1.A3" office:value-type="string">
            <text:p text:style-name="P24"><text:span text:style-name="T36">ʾa</text:span><text:span text:style-name="T38">wā</text:span><text:span text:style-name="T35">ḥ</text:span><text:span text:style-name="T15">ǝ</text:span><text:span text:style-name="T28">do</text:span></text:p>
            <text:p text:style-name="P24"><text:span text:style-name="T36">ʾa</text:span><text:span text:style-name="T38">wā</text:span><text:span text:style-name="T35">ḥ</text:span><text:span text:style-name="T36">ǝ</text:span><text:span text:style-name="T28">dot</text:span></text:p>
          </table:table-cell>
          <table:table-cell table:style-name="Tabelle1.A3" office:value-type="string">
            <text:p text:style-name="P10">ʾa1ā2ǝ3o</text:p>
            <text:p text:style-name="P10">ʾa1ā2ǝ3ot</text:p>
          </table:table-cell>
          <table:table-cell table:style-name="Tabelle1.D7" office:value-type="string">
            <text:p text:style-name="P16">II,<text:span text:style-name="T2">3</text:span>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2">ተክሕደ</text:p>
          </table:table-cell>
          <table:table-cell table:style-name="Tabelle1.A3" office:value-type="string">
            <text:p text:style-name="P32">tak<text:span text:style-name="T11">ǝ</text:span><text:span text:style-name="T35">ḥ</text:span><text:span text:style-name="T28">da</text:span></text:p>
          </table:table-cell>
          <table:table-cell table:style-name="Tabelle1.A3" office:value-type="string">
            <text:p text:style-name="P31">ta1<text:span text:style-name="T17">ǝ</text:span><text:span text:style-name="T27">L3a</text:span></text:p>
          </table:table-cell>
          <table:table-cell table:style-name="Tabelle1.D7" office:value-type="string">
            <text:p text:style-name="P41"><text:span text:style-name="T26">II</text:span><text:span text:style-name="T27">I</text:span><text:span text:style-name="T26">,</text:span><text:span text:style-name="T27">1a</text:span><text:span text:style-name="T26"> Perf. 3 m. sg.</text:span></text:p>
          </table:table-cell>
        </table:table-row>
        <table:table-row table:style-name="Tabelle1.1">
          <table:table-cell table:style-name="Tabelle1.A3" office:value-type="string">
            <text:p text:style-name="P33">ይትከሐድ</text:p>
          </table:table-cell>
          <table:table-cell table:style-name="Tabelle1.A3" office:value-type="string">
            <text:p text:style-name="P28">y<text:span text:style-name="T11">ǝ</text:span>tka<text:span text:style-name="T35">ḥ</text:span><text:span text:style-name="T28">ad</text:span></text:p>
          </table:table-cell>
          <table:table-cell table:style-name="Tabelle1.A3" office:value-type="string">
            <text:p text:style-name="P28">y<text:span text:style-name="T11">ǝ</text:span>t1aLa3</text:p>
          </table:table-cell>
          <table:table-cell table:style-name="Tabelle1.D7" office:value-type="string">
            <text:p text:style-name="P8"><text:span text:style-name="T25">II</text:span><text:span text:style-name="T24">I</text:span><text:span text:style-name="T25">,</text:span><text:span text:style-name="T24">1a</text:span><text:span text:style-name="T25"> Imperf. 3 m. sg.</text:span></text:p>
          </table:table-cell>
        </table:table-row>
        <table:table-row table:style-name="Tabelle1.1">
          <table:table-cell table:style-name="Tabelle1.A3" office:value-type="string">
            <text:p text:style-name="P33">ይትከሐድ</text:p>
          </table:table-cell>
          <table:table-cell table:style-name="Tabelle1.A3" office:value-type="string">
            <text:p text:style-name="P28">y<text:span text:style-name="T11">ǝ</text:span>tka<text:span text:style-name="T35">ḥ</text:span><text:span text:style-name="T28">ad</text:span></text:p>
          </table:table-cell>
          <table:table-cell table:style-name="Tabelle1.A3" office:value-type="string">
            <text:p text:style-name="P28">y<text:span text:style-name="T11">ǝ</text:span>t1aLa3</text:p>
          </table:table-cell>
          <table:table-cell table:style-name="Tabelle1.D7" office:value-type="string">
            <text:p text:style-name="P16">II<text:span text:style-name="T2">I</text:span>,<text:span text:style-name="T2">1a</text:span> Subj. 3 m. sg.</text:p>
          </table:table-cell>
        </table:table-row>
        <table:table-row table:style-name="Tabelle1.1">
          <table:table-cell table:style-name="Tabelle1.A3" office:value-type="string">
            <text:p text:style-name="P33">ተከሐድ</text:p>
          </table:table-cell>
          <table:table-cell table:style-name="Tabelle1.A3" office:value-type="string">
            <text:p text:style-name="P28">taka<text:span text:style-name="T35">ḥ</text:span><text:span text:style-name="T28">ad</text:span></text:p>
          </table:table-cell>
          <table:table-cell table:style-name="Tabelle1.A3" office:value-type="string">
            <text:p text:style-name="P27">ta1a<text:span text:style-name="T2">La3</text:span></text:p>
          </table:table-cell>
          <table:table-cell table:style-name="Tabelle1.D7" office:value-type="string">
            <text:p text:style-name="P16">II<text:span text:style-name="T2">I,1a</text:span> Impera. <text:s/>2 m. sg.</text:p>
          </table:table-cell>
        </table:table-row>
        <table:table-row table:style-name="Tabelle1.1">
          <table:table-cell table:style-name="Tabelle1.A3" office:value-type="string">
            <text:p text:style-name="P33">ተክሒዶ</text:p>
          </table:table-cell>
          <table:table-cell table:style-name="Tabelle1.A3" office:value-type="string">
            <text:p text:style-name="P28">tak<text:span text:style-name="T11">ǝ</text:span><text:span text:style-name="T35">ḥ</text:span><text:span text:style-name="T28">ido</text:span></text:p>
          </table:table-cell>
          <table:table-cell table:style-name="Tabelle1.A3" office:value-type="string">
            <text:p text:style-name="P28">ta1<text:span text:style-name="T11">ǝ</text:span>Li3o</text:p>
          </table:table-cell>
          <table:table-cell table:style-name="Tabelle1.D7" office:value-type="string">
            <text:p text:style-name="P16">III,<text:span text:style-name="T2">1a</text:span> Gerund. 3 m. sg.</text:p>
          </table:table-cell>
        </table:table-row>
        <table:table-row table:style-name="Tabelle1.1">
          <table:table-cell table:style-name="Tabelle1.A3" office:value-type="string">
            <text:p text:style-name="P33">ተክሕዶ</text:p>
            <text:p text:style-name="P33">ተክሕዶት</text:p>
          </table:table-cell>
          <table:table-cell table:style-name="Tabelle1.A3" office:value-type="string">
            <text:p text:style-name="P28">tak<text:span text:style-name="T11">ǝ</text:span><text:span text:style-name="T35">ḥ</text:span><text:span text:style-name="T11">ǝ</text:span>do</text:p>
            <text:p text:style-name="P28">tak<text:span text:style-name="T11">ǝ</text:span><text:span text:style-name="T35">ḥ</text:span><text:span text:style-name="T11">ǝ</text:span>dot</text:p>
          </table:table-cell>
          <table:table-cell table:style-name="Tabelle1.A3" office:value-type="string">
            <text:p text:style-name="P27"><text:span text:style-name="T11">ta</text:span>1<text:span text:style-name="T15">ǝL</text:span><text:span text:style-name="T11">ǝ</text:span>3<text:span text:style-name="T11">o</text:span></text:p>
            <text:p text:style-name="P27">ta1<text:span text:style-name="T2">ǝL</text:span>ǝ3ot</text:p>
          </table:table-cell>
          <table:table-cell table:style-name="Tabelle1.D59" office:value-type="string">
            <text:p text:style-name="P16">III,<text:span text:style-name="T2">1a</text:span> Infinit. </text:p>
          </table:table-cell>
        </table:table-row>
        <table:table-row table:style-name="Tabelle1.1">
          <table:table-cell table:style-name="Tabelle1.D3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2">ተግዕዘ</text:p>
          </table:table-cell>
          <table:table-cell table:style-name="Tabelle1.A3" office:value-type="string">
            <text:p text:style-name="P53"><text:span text:style-name="T31">tag</text:span><text:span text:style-name="T34">ǝ</text:span><text:span text:style-name="T45">ʿz</text:span><text:span text:style-name="T31">a</text:span></text:p>
          </table:table-cell>
          <table:table-cell table:style-name="Tabelle1.A3" office:value-type="string">
            <text:p text:style-name="P29">ta1<text:span text:style-name="T12">ǝ</text:span>L3a</text:p>
          </table:table-cell>
          <table:table-cell table:style-name="Tabelle1.D59" office:value-type="string">
            <text:p text:style-name="P19">II<text:span text:style-name="T2">I</text:span>,<text:span text:style-name="T2">1b</text:span> Perf.(a) 3 m. sg.</text:p>
          </table:table-cell>
        </table:table-row>
        <table:table-row table:style-name="Tabelle1.1">
          <table:table-cell table:style-name="Tabelle1.A3" office:value-type="string">
            <text:p text:style-name="P32">ተገዐዘ</text:p>
          </table:table-cell>
          <table:table-cell table:style-name="Tabelle1.A3" office:value-type="string">
            <text:p text:style-name="P29">taga<text:span text:style-name="T45">ʿ</text:span>aza</text:p>
          </table:table-cell>
          <table:table-cell table:style-name="Tabelle1.A3" office:value-type="string">
            <text:p text:style-name="P29">ta1aLa3a</text:p>
          </table:table-cell>
          <table:table-cell table:style-name="Tabelle1.D59" office:value-type="string">
            <text:p text:style-name="P19">II<text:span text:style-name="T2">I</text:span>,<text:span text:style-name="T2">1b</text:span> Perf.(b) 3 m. sg.</text:p>
          </table:table-cell>
        </table:table-row>
        <table:table-row table:style-name="Tabelle1.1">
          <table:table-cell table:style-name="Tabelle1.A3" office:value-type="string">
            <text:p text:style-name="P33">ይትገዐዝ</text:p>
          </table:table-cell>
          <table:table-cell table:style-name="Tabelle1.A3" office:value-type="string">
            <text:p text:style-name="P62">yǝtgaʿaz</text:p>
          </table:table-cell>
          <table:table-cell table:style-name="Tabelle1.A3" office:value-type="string">
            <text:p text:style-name="P62">yǝt1aLa3</text:p>
          </table:table-cell>
          <table:table-cell table:style-name="Tabelle1.D59" office:value-type="string">
            <text:p text:style-name="P16">II<text:span text:style-name="T2">I</text:span>,<text:span text:style-name="T2">1b</text:span> Imperf. 3 m. sg.</text:p>
          </table:table-cell>
        </table:table-row>
        <table:table-row table:style-name="Tabelle1.1">
          <table:table-cell table:style-name="Tabelle1.A3" office:value-type="string">
            <text:p text:style-name="P33">ይትገዐዝ</text:p>
          </table:table-cell>
          <table:table-cell table:style-name="Tabelle1.A3" office:value-type="string">
            <text:p text:style-name="P28">y<text:span text:style-name="T11">ǝ</text:span>tga<text:span text:style-name="T44">ʿ</text:span><text:span text:style-name="T43">az</text:span></text:p>
          </table:table-cell>
          <table:table-cell table:style-name="Tabelle1.A3" office:value-type="string">
            <text:p text:style-name="P28">y<text:span text:style-name="T11">ǝ</text:span>t1aL<text:span text:style-name="T43">a3</text:span></text:p>
          </table:table-cell>
          <table:table-cell table:style-name="Tabelle1.D59" office:value-type="string">
            <text:p text:style-name="P16">II<text:span text:style-name="T2">I</text:span>,<text:span text:style-name="T2">1b</text:span> Subj. 3 m. sg.</text:p>
          </table:table-cell>
        </table:table-row>
        <table:table-row table:style-name="Tabelle1.1">
          <table:table-cell table:style-name="Tabelle1.A3" office:value-type="string">
            <text:p text:style-name="P33">ተገዐዝ</text:p>
          </table:table-cell>
          <table:table-cell table:style-name="Tabelle1.A3" office:value-type="string">
            <text:p text:style-name="P28"><text:span text:style-name="T46">taga</text:span><text:span text:style-name="T43">ʿaz</text:span></text:p>
          </table:table-cell>
          <table:table-cell table:style-name="Tabelle1.A3" office:value-type="string">
            <text:p text:style-name="P63">ta1aLa3</text:p>
          </table:table-cell>
          <table:table-cell table:style-name="Tabelle1.D59" office:value-type="string">
            <text:p text:style-name="P16">II<text:span text:style-name="T2">I,1b</text:span> Impera. <text:s/>2 m. sg.</text:p>
          </table:table-cell>
        </table:table-row>
        <table:table-row table:style-name="Tabelle1.1">
          <table:table-cell table:style-name="Tabelle1.A3" office:value-type="string">
            <text:p text:style-name="P33">ተግዒዞ</text:p>
          </table:table-cell>
          <table:table-cell table:style-name="Tabelle1.A3" office:value-type="string">
            <text:p text:style-name="P29"><text:span text:style-name="T46">tag</text:span><text:span text:style-name="T12">ǝ</text:span><text:span text:style-name="T46">ʿizo</text:span></text:p>
          </table:table-cell>
          <table:table-cell table:style-name="Tabelle1.A3" office:value-type="string">
            <text:p text:style-name="P29"><text:span text:style-name="T46">ta1</text:span><text:span text:style-name="T12">ǝL</text:span><text:span text:style-name="T46">i3o</text:span></text:p>
          </table:table-cell>
          <table:table-cell table:style-name="Tabelle1.D59" office:value-type="string">
            <text:p text:style-name="P16">III,<text:span text:style-name="T2">1b</text:span> Gerund. 3 m. sg.</text:p>
          </table:table-cell>
        </table:table-row>
        <table:table-row table:style-name="Tabelle1.1">
          <table:table-cell table:style-name="Tabelle1.A3" office:value-type="string">
            <text:p text:style-name="P33">ተግዕዞ</text:p>
            <text:p text:style-name="P33">ተግዕዞት</text:p>
          </table:table-cell>
          <table:table-cell table:style-name="Tabelle1.A3" office:value-type="string">
            <text:p text:style-name="P29"><text:span text:style-name="T46">tag</text:span><text:span text:style-name="T12">ǝ</text:span><text:span text:style-name="T46">ʿ</text:span><text:span text:style-name="T12">ǝ</text:span><text:span text:style-name="T46">zo</text:span></text:p>
            <text:p text:style-name="P29"><text:span text:style-name="T45">tagǝʿ</text:span><text:span text:style-name="T12">ǝ</text:span><text:span text:style-name="T45">zo</text:span><text:span text:style-name="T46">t</text:span></text:p>
          </table:table-cell>
          <table:table-cell table:style-name="Tabelle1.A3" office:value-type="string">
            <text:p text:style-name="P29"><text:span text:style-name="T46">ta1</text:span><text:span text:style-name="T12">ǝ</text:span><text:span text:style-name="T45">L</text:span><text:span text:style-name="T12">ǝ3</text:span><text:span text:style-name="T46">o</text:span></text:p>
            <text:p text:style-name="P29"><text:span text:style-name="T45">ta1ǝL</text:span><text:span text:style-name="T12">ǝ</text:span><text:span text:style-name="T45">3o</text:span><text:span text:style-name="T46">t</text:span></text:p>
          </table:table-cell>
          <table:table-cell table:style-name="Tabelle1.D59" office:value-type="string">
            <text:p text:style-name="P16">III,<text:span text:style-name="T2">1b</text:span>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5">ተመሀረ</text:p>
          </table:table-cell>
          <table:table-cell table:style-name="Tabelle1.A3" office:value-type="string">
            <text:p text:style-name="P32">tamahara</text:p>
          </table:table-cell>
          <table:table-cell table:style-name="Tabelle1.A3" office:value-type="string">
            <text:p text:style-name="P30">ta1aLa3a</text:p>
          </table:table-cell>
          <table:table-cell table:style-name="Tabelle1.D7" office:value-type="string">
            <text:p text:style-name="P41"><text:span text:style-name="T26">II</text:span><text:span text:style-name="T27">I</text:span><text:span text:style-name="T26">,</text:span><text:span text:style-name="T27">2</text:span><text:span text:style-name="T26"> Perf.(a) 3 m. sg.</text:span></text:p>
          </table:table-cell>
        </table:table-row>
        <table:table-row table:style-name="Tabelle1.1">
          <table:table-cell table:style-name="Tabelle1.A20" office:value-type="string">
            <text:p text:style-name="P35">ተምህረ</text:p>
          </table:table-cell>
          <table:table-cell table:style-name="Tabelle1.A20" office:value-type="string">
            <text:p text:style-name="P32">tam<text:span text:style-name="T16">ǝ</text:span><text:span text:style-name="T26">h</text:span><text:span text:style-name="T26">ra</text:span></text:p>
          </table:table-cell>
          <table:table-cell table:style-name="Tabelle1.C70" office:value-type="string">
            <text:p text:style-name="P30">ta1<text:span text:style-name="T11">ǝ</text:span>L3a</text:p>
          </table:table-cell>
          <table:table-cell table:style-name="Tabelle1.D7" office:value-type="string">
            <text:p text:style-name="P41"><text:span text:style-name="T26">II</text:span><text:span text:style-name="T27">I</text:span><text:span text:style-name="T26">,</text:span><text:span text:style-name="T27">2</text:span><text:span text:style-name="T26"> Perf.(b) 3 m. sg. </text:span></text:p>
          </table:table-cell>
        </table:table-row>
        <table:table-row table:style-name="Tabelle1.1">
          <table:table-cell table:style-name="Tabelle1.A3" office:value-type="string">
            <text:p text:style-name="P33">ይትሜሀር</text:p>
          </table:table-cell>
          <table:table-cell table:style-name="Tabelle1.A3" office:value-type="string">
            <text:p text:style-name="P28">y<text:span text:style-name="T11">ǝ</text:span>tmehar</text:p>
          </table:table-cell>
          <table:table-cell table:style-name="Tabelle1.D3" office:value-type="string">
            <text:p text:style-name="P28">y<text:span text:style-name="T11">ǝ</text:span>t1eLa3</text:p>
          </table:table-cell>
          <table:table-cell table:style-name="Tabelle1.D7" office:value-type="string">
            <text:p text:style-name="P16">II<text:span text:style-name="T2">I</text:span>,<text:span text:style-name="T2">2</text:span> Imperf. 3 m. sg.</text:p>
          </table:table-cell>
        </table:table-row>
        <table:table-row table:style-name="Tabelle1.1">
          <table:table-cell table:style-name="Tabelle1.A3" office:value-type="string">
            <text:p text:style-name="P33">ይትመሀር</text:p>
          </table:table-cell>
          <table:table-cell table:style-name="Tabelle1.A3" office:value-type="string">
            <text:p text:style-name="P23"><text:span text:style-name="T26">y</text:span><text:span text:style-name="T16">ǝ</text:span><text:span text:style-name="T26">tmahar</text:span></text:p>
          </table:table-cell>
          <table:table-cell table:style-name="Tabelle1.D3" office:value-type="string">
            <text:p text:style-name="P28">y<text:span text:style-name="T11">ǝ</text:span>t1aLa3</text:p>
          </table:table-cell>
          <table:table-cell table:style-name="Tabelle1.D7" office:value-type="string">
            <text:p text:style-name="P16">II<text:span text:style-name="T2">I</text:span>,<text:span text:style-name="T2">2</text:span> Subj. 3 m. sg.</text:p>
          </table:table-cell>
        </table:table-row>
        <text:soft-page-break/>
        <table:table-row table:style-name="Tabelle1.1">
          <table:table-cell table:style-name="Tabelle1.A3" office:value-type="string">
            <text:p text:style-name="P33">ተመሀር</text:p>
          </table:table-cell>
          <table:table-cell table:style-name="Tabelle1.A3" office:value-type="string">
            <text:p text:style-name="P23">tamahar</text:p>
          </table:table-cell>
          <table:table-cell table:style-name="Tabelle1.D3" office:value-type="string">
            <text:p text:style-name="P28">ta1aLa3</text:p>
          </table:table-cell>
          <table:table-cell table:style-name="Tabelle1.D7" office:value-type="string">
            <text:p text:style-name="P16">II<text:span text:style-name="T2">I,2</text:span> Impera. <text:s/>2 m. sg.</text:p>
          </table:table-cell>
        </table:table-row>
        <table:table-row table:style-name="Tabelle1.1">
          <table:table-cell table:style-name="Tabelle1.A3" office:value-type="string">
            <text:p text:style-name="P33">ተመሂሮ</text:p>
          </table:table-cell>
          <table:table-cell table:style-name="Tabelle1.A3" office:value-type="string">
            <text:p text:style-name="P23">tamahiro</text:p>
          </table:table-cell>
          <table:table-cell table:style-name="Tabelle1.A3" office:value-type="string">
            <text:p text:style-name="P27">ta1aLi3o</text:p>
          </table:table-cell>
          <table:table-cell table:style-name="Tabelle1.D7" office:value-type="string">
            <text:p text:style-name="P16">III,<text:span text:style-name="T2">2</text:span> Gerund. 3 m. sg.</text:p>
          </table:table-cell>
        </table:table-row>
        <table:table-row table:style-name="Tabelle1.1">
          <table:table-cell table:style-name="Tabelle1.A3" office:value-type="string">
            <text:p text:style-name="P33">ተመህሮ</text:p>
            <text:p text:style-name="P33">ተመህሮት</text:p>
          </table:table-cell>
          <table:table-cell table:style-name="Tabelle1.A3" office:value-type="string">
            <text:p text:style-name="P23">tamah<text:span text:style-name="T16">ǝ</text:span><text:span text:style-name="T26">ro</text:span></text:p>
            <text:p text:style-name="P23"><text:span text:style-name="T26">tamah</text:span><text:span text:style-name="T16">ǝ</text:span><text:span text:style-name="T26">rot</text:span></text:p>
          </table:table-cell>
          <table:table-cell table:style-name="Tabelle1.A3" office:value-type="string">
            <text:p text:style-name="P27">ta1aL<text:span text:style-name="T11">ǝ3</text:span>o</text:p>
            <text:p text:style-name="P27">ta1aL<text:span text:style-name="T11">ǝ3</text:span>ot</text:p>
          </table:table-cell>
          <table:table-cell table:style-name="Tabelle1.D7" office:value-type="string">
            <text:p text:style-name="P16">III,<text:span text:style-name="T2">2</text:span>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2"><text:span text:style-name="T51">ተካሐ</text:span>ደ</text:p>
          </table:table-cell>
          <table:table-cell table:style-name="Tabelle1.A3" office:value-type="string">
            <text:p text:style-name="P32">tak<text:span text:style-name="T16">ā</text:span><text:span text:style-name="T37">ḥ</text:span><text:span text:style-name="T39">ada</text:span></text:p>
          </table:table-cell>
          <table:table-cell table:style-name="Tabelle1.A3" office:value-type="string">
            <text:p text:style-name="P30">ta1<text:span text:style-name="T15">ā</text:span><text:span text:style-name="T2">La3a</text:span></text:p>
          </table:table-cell>
          <table:table-cell table:style-name="Tabelle1.D7" office:value-type="string">
            <text:p text:style-name="P41"><text:span text:style-name="T26">II</text:span><text:span text:style-name="T27">I</text:span><text:span text:style-name="T26">,</text:span><text:span text:style-name="T27">3</text:span><text:span text:style-name="T26"> Perf. 3 m. sg.</text:span></text:p>
          </table:table-cell>
        </table:table-row>
        <table:table-row table:style-name="Tabelle1.1">
          <table:table-cell table:style-name="Tabelle1.A3" office:value-type="string">
            <text:p text:style-name="P33">ይትካሐድ</text:p>
          </table:table-cell>
          <table:table-cell table:style-name="Tabelle1.A3" office:value-type="string">
            <text:p text:style-name="P28">y<text:span text:style-name="T11">ǝ</text:span>tk<text:span text:style-name="T11">ā</text:span><text:span text:style-name="T35">ḥ</text:span><text:span text:style-name="T28">ad</text:span></text:p>
          </table:table-cell>
          <table:table-cell table:style-name="Tabelle1.A3" office:value-type="string">
            <text:p text:style-name="P28">y<text:span text:style-name="T11">ǝ</text:span>t1<text:span text:style-name="T11">ā</text:span>La3</text:p>
          </table:table-cell>
          <table:table-cell table:style-name="Tabelle1.D7" office:value-type="string">
            <text:p text:style-name="P16">II<text:span text:style-name="T2">I</text:span>,<text:span text:style-name="T2">3</text:span> Imperf. 3 m. sg.</text:p>
          </table:table-cell>
        </table:table-row>
        <table:table-row table:style-name="Tabelle1.1">
          <table:table-cell table:style-name="Tabelle1.A3" office:value-type="string">
            <text:p text:style-name="P33">ይትካሐድ</text:p>
          </table:table-cell>
          <table:table-cell table:style-name="Tabelle1.A3" office:value-type="string">
            <text:p text:style-name="P28">y<text:span text:style-name="T11">ǝ</text:span>tk<text:span text:style-name="T11">ā</text:span><text:span text:style-name="T35">ḥ</text:span><text:span text:style-name="T28">ad</text:span></text:p>
          </table:table-cell>
          <table:table-cell table:style-name="Tabelle1.A3" office:value-type="string">
            <text:p text:style-name="P28">y<text:span text:style-name="T11">ǝ</text:span>t1<text:span text:style-name="T11">ā</text:span>La3</text:p>
          </table:table-cell>
          <table:table-cell table:style-name="Tabelle1.D7" office:value-type="string">
            <text:p text:style-name="P16">II<text:span text:style-name="T2">I</text:span>,<text:span text:style-name="T2">3</text:span> Subj. 3 m. sg.</text:p>
          </table:table-cell>
        </table:table-row>
        <table:table-row table:style-name="Tabelle1.1">
          <table:table-cell table:style-name="Tabelle1.A3" office:value-type="string">
            <text:p text:style-name="P33">ተካሐድ</text:p>
          </table:table-cell>
          <table:table-cell table:style-name="Tabelle1.A3" office:value-type="string">
            <text:p text:style-name="P28">tak<text:span text:style-name="T11">ā</text:span><text:span text:style-name="T35">ḥ</text:span><text:span text:style-name="T28">ad</text:span></text:p>
          </table:table-cell>
          <table:table-cell table:style-name="Tabelle1.A3" office:value-type="string">
            <text:p text:style-name="P27">ta1<text:span text:style-name="T15">ā</text:span><text:span text:style-name="T2">La3</text:span></text:p>
          </table:table-cell>
          <table:table-cell table:style-name="Tabelle1.D7" office:value-type="string">
            <text:p text:style-name="P16">II<text:span text:style-name="T2">I,3</text:span> Impera. <text:s/>2 m. sg.</text:p>
          </table:table-cell>
        </table:table-row>
        <table:table-row table:style-name="Tabelle1.1">
          <table:table-cell table:style-name="Tabelle1.A3" office:value-type="string">
            <text:p text:style-name="P33">ተካሒዶ</text:p>
          </table:table-cell>
          <table:table-cell table:style-name="Tabelle1.A3" office:value-type="string">
            <text:p text:style-name="P28">tak<text:span text:style-name="T11">ā</text:span><text:span text:style-name="T35">ḥ</text:span><text:span text:style-name="T28">ido</text:span></text:p>
          </table:table-cell>
          <table:table-cell table:style-name="Tabelle1.A3" office:value-type="string">
            <text:p text:style-name="P27">ta1<text:span text:style-name="T15">ā</text:span><text:span text:style-name="T2">Li3o</text:span></text:p>
          </table:table-cell>
          <table:table-cell table:style-name="Tabelle1.D7" office:value-type="string">
            <text:p text:style-name="P16">II,<text:span text:style-name="T2">3</text:span> Gerund. 3 m. sg.</text:p>
          </table:table-cell>
        </table:table-row>
        <table:table-row table:style-name="Tabelle1.1">
          <table:table-cell table:style-name="Tabelle1.A3" office:value-type="string">
            <text:p text:style-name="P33">ተካሕዶ</text:p>
            <text:p text:style-name="P33">ተካሕዶት</text:p>
          </table:table-cell>
          <table:table-cell table:style-name="Tabelle1.A3" office:value-type="string">
            <text:p text:style-name="P28">tak<text:span text:style-name="T11">ā</text:span><text:span text:style-name="T35">ḥ</text:span><text:span text:style-name="T11">ǝ</text:span>do</text:p>
            <text:p text:style-name="P28"><text:span text:style-name="T11">takā</text:span><text:span text:style-name="T35">ḥ</text:span><text:span text:style-name="T11">ǝdot</text:span></text:p>
          </table:table-cell>
          <table:table-cell table:style-name="Tabelle1.A3" office:value-type="string">
            <text:p text:style-name="P13"><text:span text:style-name="T3">t</text:span>a1ā<text:span text:style-name="T3">L</text:span>ǝ3o</text:p>
            <text:p text:style-name="P13">ta1ā<text:span text:style-name="T3">L</text:span>ǝ3o<text:span text:style-name="T3">t</text:span></text:p>
          </table:table-cell>
          <table:table-cell table:style-name="Tabelle1.D7" office:value-type="string">
            <text:p text:style-name="P16">III,<text:span text:style-name="T2">3</text:span>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5">አስተርሐቀ</text:p>
          </table:table-cell>
          <table:table-cell table:style-name="Tabelle1.A3" office:value-type="string">
            <text:p text:style-name="P29"><text:span text:style-name="T35">ʾa</text:span><text:span text:style-name="T28">star</text:span><text:span text:style-name="T35">ḥ</text:span><text:span text:style-name="T28">aqa</text:span></text:p>
          </table:table-cell>
          <table:table-cell table:style-name="Tabelle1.A3" office:value-type="string">
            <text:p text:style-name="P29"><text:span text:style-name="T35">ʾa</text:span><text:span text:style-name="T28">sta1La3a</text:span></text:p>
          </table:table-cell>
          <table:table-cell table:style-name="Tabelle1.D7" office:value-type="string">
            <text:p text:style-name="P41"><text:span text:style-name="T26">I</text:span><text:span text:style-name="T27">V</text:span><text:span text:style-name="T26">,</text:span><text:span text:style-name="T27">1</text:span><text:span text:style-name="T26"> Perf.(a) 3 m. sg.</text:span></text:p>
          </table:table-cell>
        </table:table-row>
        <table:table-row table:style-name="Tabelle1.1">
          <table:table-cell table:style-name="Tabelle1.A20" office:value-type="string">
            <text:p text:style-name="P35">አስተረሐቀ</text:p>
          </table:table-cell>
          <table:table-cell table:style-name="Tabelle1.A20" office:value-type="string">
            <text:p text:style-name="P29"><text:span text:style-name="T35">ʾa</text:span><text:span text:style-name="T28">stara</text:span><text:span text:style-name="T35">ḥ</text:span><text:span text:style-name="T28">aqa</text:span></text:p>
          </table:table-cell>
          <table:table-cell table:style-name="Tabelle1.A20" office:value-type="string">
            <text:p text:style-name="P29"><text:span text:style-name="T35">ʾa</text:span><text:span text:style-name="T28">sta1aLa3a</text:span></text:p>
          </table:table-cell>
          <table:table-cell table:style-name="Tabelle1.D7" office:value-type="string">
            <text:p text:style-name="P41"><text:span text:style-name="T26">I</text:span><text:span text:style-name="T27">V</text:span><text:span text:style-name="T26">,</text:span><text:span text:style-name="T27">1</text:span><text:span text:style-name="T26"> Perf.(b) 3 m. sg.</text:span></text:p>
          </table:table-cell>
        </table:table-row>
        <table:table-row table:style-name="Tabelle1.1">
          <table:table-cell table:style-name="Tabelle1.A3" office:value-type="string">
            <text:p text:style-name="P33">ያስተርሕቅ</text:p>
          </table:table-cell>
          <table:table-cell table:style-name="Tabelle1.A3" office:value-type="string">
            <text:p text:style-name="P28">yāsta<text:span text:style-name="T28">r</text:span><text:span text:style-name="T11">ǝ</text:span><text:span text:style-name="T35">ḥ</text:span><text:span text:style-name="T11">ǝ</text:span>q </text:p>
          </table:table-cell>
          <table:table-cell table:style-name="Tabelle1.A3" office:value-type="string">
            <text:p text:style-name="P28">yāsta1<text:span text:style-name="T11">ǝ</text:span>L<text:span text:style-name="T11">ǝ</text:span>3 </text:p>
          </table:table-cell>
          <table:table-cell table:style-name="Tabelle1.D7" office:value-type="string">
            <text:p text:style-name="P8"><text:span text:style-name="T24">IV</text:span><text:span text:style-name="T25">,</text:span><text:span text:style-name="T24">1</text:span><text:span text:style-name="T25"> Imperf. 3 m. sg.</text:span></text:p>
          </table:table-cell>
        </table:table-row>
        <table:table-row table:style-name="Tabelle1.1">
          <table:table-cell table:style-name="Tabelle1.A3" office:value-type="string">
            <text:p text:style-name="P33">ያስተርሕቅ</text:p>
          </table:table-cell>
          <table:table-cell table:style-name="Tabelle1.A3" office:value-type="string">
            <text:p text:style-name="P28">yāsta<text:span text:style-name="T28">r</text:span><text:span text:style-name="T35">ḥ</text:span><text:span text:style-name="T11">ǝ</text:span>q</text:p>
          </table:table-cell>
          <table:table-cell table:style-name="Tabelle1.A3" office:value-type="string">
            <text:p text:style-name="P28">yāsta1L<text:span text:style-name="T11">ǝ</text:span>3</text:p>
          </table:table-cell>
          <table:table-cell table:style-name="Tabelle1.D7" office:value-type="string">
            <text:p text:style-name="P16"><text:span text:style-name="T2">IV</text:span>,<text:span text:style-name="T2">1</text:span> Subj. 3 m. sg.</text:p>
          </table:table-cell>
        </table:table-row>
        <table:table-row table:style-name="Tabelle1.1">
          <table:table-cell table:style-name="Tabelle1.A3" office:value-type="string">
            <text:p text:style-name="P33">አስተርሕቅ</text:p>
          </table:table-cell>
          <table:table-cell table:style-name="Tabelle1.A3" office:value-type="string">
            <text:p text:style-name="P28"><text:span text:style-name="T35">ʾa</text:span><text:span text:style-name="T28">star</text:span><text:span text:style-name="T35">ḥ</text:span><text:span text:style-name="T11">ǝ</text:span>q</text:p>
          </table:table-cell>
          <table:table-cell table:style-name="Tabelle1.A3" office:value-type="string">
            <text:p text:style-name="P28"><text:span text:style-name="T35">ʾa</text:span><text:span text:style-name="T28">sta</text:span>1L<text:span text:style-name="T11">ǝ</text:span>3</text:p>
          </table:table-cell>
          <table:table-cell table:style-name="Tabelle1.D7" office:value-type="string">
            <text:p text:style-name="P16"><text:span text:style-name="T2">IV,1</text:span> Impera. 2 m. sg.</text:p>
          </table:table-cell>
        </table:table-row>
        <table:table-row table:style-name="Tabelle1.1">
          <table:table-cell table:style-name="Tabelle1.A3" office:value-type="string">
            <text:p text:style-name="P33">አስተርሒቆ</text:p>
          </table:table-cell>
          <table:table-cell table:style-name="Tabelle1.A3" office:value-type="string">
            <text:p text:style-name="P28"><text:span text:style-name="T35">ʾa</text:span><text:span text:style-name="T28">star</text:span><text:span text:style-name="T35">ḥ</text:span><text:span text:style-name="T28">iqo</text:span></text:p>
          </table:table-cell>
          <table:table-cell table:style-name="Tabelle1.A3" office:value-type="string">
            <text:p text:style-name="P28"><text:span text:style-name="T35">ʾa</text:span><text:span text:style-name="T28">sta1Li3o</text:span></text:p>
          </table:table-cell>
          <table:table-cell table:style-name="Tabelle1.D7" office:value-type="string">
            <text:p text:style-name="P16">IV,<text:span text:style-name="T2">1</text:span> Gerund. 3 m. sg.</text:p>
          </table:table-cell>
        </table:table-row>
        <table:table-row table:style-name="Tabelle1.1">
          <table:table-cell table:style-name="Tabelle1.A20" office:value-type="string">
            <text:p text:style-name="P33">አስተርሕቆ</text:p>
            <text:p text:style-name="P33">አስተርሕቆት</text:p>
          </table:table-cell>
          <table:table-cell table:style-name="Tabelle1.A20" office:value-type="string">
            <text:p text:style-name="P13">ʾastarḥǝqo</text:p>
            <text:p text:style-name="P28"><text:span text:style-name="T35">ʾa</text:span><text:span text:style-name="T28">star</text:span><text:span text:style-name="T35">ḥ</text:span><text:span text:style-name="T11">ǝ</text:span>qot</text:p>
          </table:table-cell>
          <table:table-cell table:style-name="Tabelle1.A3" office:value-type="string">
            <text:p text:style-name="P28"><text:span text:style-name="T35">ʾ</text:span><text:span text:style-name="T11">asta</text:span>1L<text:span text:style-name="T11">ǝ</text:span>3o</text:p>
            <text:p text:style-name="P28"><text:span text:style-name="T35">ʾ</text:span><text:span text:style-name="T11">asta</text:span>1L<text:span text:style-name="T11">ǝ</text:span>3ot</text:p>
          </table:table-cell>
          <table:table-cell table:style-name="Tabelle1.D7" office:value-type="string">
            <text:p text:style-name="P16">IV,<text:span text:style-name="T2">1</text:span>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5"/>
          </table:table-cell>
          <table:table-cell table:style-name="Tabelle1.A3" office:value-type="string">
            <text:p text:style-name="P29"/>
          </table:table-cell>
          <table:table-cell table:style-name="Tabelle1.A3" office:value-type="string">
            <text:p text:style-name="P59"><text:span text:style-name="T28">ʾ</text:span>asta1a<text:span text:style-name="T3">L</text:span>a3a<text:note text:id="ftn3" text:note-class="footnote"><text:note-citation>3</text:note-citation><text:note-body><text:p text:style-name="P67"><text:s/>In the grammars used there is no attested verbs with II L of the form IV,2<text:span text:style-name="T42">. In the table, in red, <text:s/>we give an ideal pattern.</text:span></text:p></text:note-body></text:note></text:p>
          </table:table-cell>
          <table:table-cell table:style-name="Tabelle1.D7" office:value-type="string">
            <text:p text:style-name="P19">I<text:span text:style-name="T2">V</text:span>,2 Perf. 3 m. sg.</text:p>
          </table:table-cell>
        </table:table-row>
        <table:table-row table:style-name="Tabelle1.1">
          <table:table-cell table:style-name="Tabelle1.A20" office:value-type="string">
            <text:p text:style-name="P32"><text:s/></text:p>
          </table:table-cell>
          <table:table-cell table:style-name="Tabelle1.A20" office:value-type="string">
            <text:p text:style-name="P29"/>
          </table:table-cell>
          <table:table-cell table:style-name="Tabelle1.A20" office:value-type="string">
            <text:p text:style-name="P57">yāsta1eL<text:span text:style-name="T11">ǝ</text:span>3</text:p>
          </table:table-cell>
          <table:table-cell table:style-name="Tabelle1.D7" office:value-type="string">
            <text:p text:style-name="P18"><text:span text:style-name="T2">IV</text:span>,<text:span text:style-name="T2">2</text:span> Imperf. 3 m. sg.</text:p>
          </table:table-cell>
        </table:table-row>
        <table:table-row table:style-name="Tabelle1.94">
          <table:table-cell table:style-name="Tabelle1.A3" office:value-type="string">
            <text:p text:style-name="P32"/>
          </table:table-cell>
          <table:table-cell table:style-name="Tabelle1.A3" office:value-type="string">
            <text:p text:style-name="P29"/>
          </table:table-cell>
          <table:table-cell table:style-name="Tabelle1.A3" office:value-type="string">
            <text:p text:style-name="P57">yāsta1aL<text:span text:style-name="T11">ǝ</text:span>3</text:p>
          </table:table-cell>
          <table:table-cell table:style-name="Tabelle1.D7" office:value-type="string">
            <text:p text:style-name="P18"><text:span text:style-name="T2">IV</text:span>,<text:span text:style-name="T2">2</text:span> Subj. 3 m. sg.</text:p>
          </table:table-cell>
        </table:table-row>
        <table:table-row table:style-name="Tabelle1.1">
          <table:table-cell table:style-name="Tabelle1.A3" office:value-type="string">
            <text:p text:style-name="P35"/>
          </table:table-cell>
          <table:table-cell table:style-name="Tabelle1.A3" office:value-type="string">
            <text:p text:style-name="P29"/>
          </table:table-cell>
          <table:table-cell table:style-name="Tabelle1.A3" office:value-type="string">
            <text:p text:style-name="P57"><text:span text:style-name="T35">ʾ</text:span><text:span text:style-name="T11">asta</text:span>1aL<text:span text:style-name="T11">ǝ</text:span>3</text:p>
          </table:table-cell>
          <table:table-cell table:style-name="Tabelle1.D7" office:value-type="string">
            <text:p text:style-name="P18"><text:span text:style-name="T2">IV,2</text:span> Impera. 2 m. sg.</text:p>
          </table:table-cell>
        </table:table-row>
        <table:table-row table:style-name="Tabelle1.1">
          <table:table-cell table:style-name="Tabelle1.A3" office:value-type="string">
            <text:p text:style-name="P35"/>
          </table:table-cell>
          <table:table-cell table:style-name="Tabelle1.A3" office:value-type="string">
            <text:p text:style-name="P29"/>
          </table:table-cell>
          <table:table-cell table:style-name="Tabelle1.A3" office:value-type="string">
            <text:p text:style-name="P57"><text:span text:style-name="T28">ʾ</text:span>asta1aLǝ3o</text:p>
          </table:table-cell>
          <table:table-cell table:style-name="Tabelle1.D7" office:value-type="string">
            <text:p text:style-name="P18">IV,<text:span text:style-name="T2">2</text:span> Gerund. 3 m. sg.</text:p>
          </table:table-cell>
        </table:table-row>
        <text:soft-page-break/>
        <table:table-row table:style-name="Tabelle1.1">
          <table:table-cell table:style-name="Tabelle1.A3" office:value-type="string">
            <text:p text:style-name="P35"/>
          </table:table-cell>
          <table:table-cell table:style-name="Tabelle1.A3" office:value-type="string">
            <text:p text:style-name="P29"/>
          </table:table-cell>
          <table:table-cell table:style-name="Tabelle1.A3" office:value-type="string">
            <text:p text:style-name="P57"><text:span text:style-name="T35">ʾ</text:span><text:span text:style-name="T11">asta</text:span>1aL<text:span text:style-name="T11">ǝ</text:span>3o</text:p>
            <text:p text:style-name="P57"><text:span text:style-name="T35">ʾ</text:span><text:span text:style-name="T11">asta</text:span>1aL<text:span text:style-name="T11">ǝ</text:span>3ot</text:p>
          </table:table-cell>
          <table:table-cell table:style-name="Tabelle1.D7" office:value-type="string">
            <text:p text:style-name="P18">IV,2 Infinit. </text:p>
          </table:table-cell>
        </table:table-row>
        <table:table-row table:style-name="Tabelle1.8">
          <table:table-cell table:style-name="Tabelle1.D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4"><text:s/>አስተዳኀረ</text:p>
          </table:table-cell>
          <table:table-cell table:style-name="Tabelle1.A3" office:value-type="string">
            <text:p text:style-name="P53"><text:span text:style-name="T30">ʾastadā</text:span><text:span text:style-name="T44">ḫ</text:span><text:span text:style-name="T30">ara</text:span></text:p>
          </table:table-cell>
          <table:table-cell table:style-name="Tabelle1.A3" office:value-type="string">
            <text:p text:style-name="P13"><text:span text:style-name="T28">ʾ</text:span>asta1<text:span text:style-name="T3">āL</text:span>a3a</text:p>
          </table:table-cell>
          <table:table-cell table:style-name="Tabelle1.D7" office:value-type="string">
            <text:p text:style-name="P17">I<text:span text:style-name="T2">V</text:span>,3 Perf. 3 m. sg.</text:p>
            <text:p text:style-name="P36">44.53</text:p>
          </table:table-cell>
        </table:table-row>
        <table:table-row table:style-name="Tabelle1.1">
          <table:table-cell table:style-name="Tabelle1.A3" office:value-type="string">
            <text:p text:style-name="P34">ያስተዳኅር</text:p>
          </table:table-cell>
          <table:table-cell table:style-name="Tabelle1.A3" office:value-type="string">
            <text:p text:style-name="P13"><text:span text:style-name="T40">y</text:span><text:span text:style-name="T3">ā</text:span>stad<text:span text:style-name="T3">ā</text:span><text:span text:style-name="T43">ḫ</text:span>ǝ<text:span text:style-name="T3">r</text:span></text:p>
          </table:table-cell>
          <table:table-cell table:style-name="Tabelle1.A3" office:value-type="string">
            <text:p text:style-name="P13"><text:span text:style-name="T40">y</text:span><text:span text:style-name="T3">ā</text:span>sta1<text:span text:style-name="T3">āL</text:span>ǝ3</text:p>
          </table:table-cell>
          <table:table-cell table:style-name="Tabelle1.D7" office:value-type="string">
            <text:p text:style-name="P16"><text:span text:style-name="T2">IV</text:span>,<text:span text:style-name="T2">3</text:span> Imperf. 3 m. sg.</text:p>
          </table:table-cell>
        </table:table-row>
        <table:table-row table:style-name="Tabelle1.1">
          <table:table-cell table:style-name="Tabelle1.A3" office:value-type="string">
            <text:p text:style-name="P34">ያስተዳኅር</text:p>
          </table:table-cell>
          <table:table-cell table:style-name="Tabelle1.A3" office:value-type="string">
            <text:p text:style-name="P13"><text:span text:style-name="T40">y</text:span><text:span text:style-name="T3">ā</text:span>stad<text:span text:style-name="T3">ā</text:span><text:span text:style-name="T43">ḫ</text:span>ǝ<text:span text:style-name="T3">r</text:span></text:p>
          </table:table-cell>
          <table:table-cell table:style-name="Tabelle1.A3" office:value-type="string">
            <text:p text:style-name="P13"><text:span text:style-name="T3">yā</text:span>sta1<text:span text:style-name="T3">āL</text:span>ǝ3</text:p>
          </table:table-cell>
          <table:table-cell table:style-name="Tabelle1.D7" office:value-type="string">
            <text:p text:style-name="P16"><text:span text:style-name="T2">IV</text:span>,<text:span text:style-name="T2">3</text:span> Subj. 3 m. sg.</text:p>
          </table:table-cell>
        </table:table-row>
        <table:table-row table:style-name="Tabelle1.1">
          <table:table-cell table:style-name="Tabelle1.A3" office:value-type="string">
            <text:p text:style-name="P34">አስተዳኅር</text:p>
          </table:table-cell>
          <table:table-cell table:style-name="Tabelle1.A3" office:value-type="string">
            <text:p text:style-name="P28"><text:span text:style-name="T28">ʾ</text:span>astadā<text:span text:style-name="T44">ḫ</text:span><text:span text:style-name="T11">ǝr</text:span></text:p>
          </table:table-cell>
          <table:table-cell table:style-name="Tabelle1.A3" office:value-type="string">
            <text:p text:style-name="P28"><text:span text:style-name="T28">ʾ</text:span>asta1āL<text:span text:style-name="T11">ǝ</text:span>3</text:p>
          </table:table-cell>
          <table:table-cell table:style-name="Tabelle1.D7" office:value-type="string">
            <text:p text:style-name="P16"><text:span text:style-name="T2">IV,3</text:span> Impera. 2 m. sg.</text:p>
          </table:table-cell>
        </table:table-row>
        <table:table-row table:style-name="Tabelle1.1">
          <table:table-cell table:style-name="Tabelle1.A3" office:value-type="string">
            <text:p text:style-name="P34">አስተዳኂሮ</text:p>
          </table:table-cell>
          <table:table-cell table:style-name="Tabelle1.A3" office:value-type="string">
            <text:p text:style-name="P28"><text:span text:style-name="T28">ʾ</text:span>astadā<text:span text:style-name="T44">ḫ</text:span>iro</text:p>
          </table:table-cell>
          <table:table-cell table:style-name="Tabelle1.A3" office:value-type="string">
            <text:p text:style-name="P28"><text:span text:style-name="T28">ʾ</text:span>asta1āLi3o</text:p>
          </table:table-cell>
          <table:table-cell table:style-name="Tabelle1.D7" office:value-type="string">
            <text:p text:style-name="P16">IV,<text:span text:style-name="T2">3</text:span> Gerund. 3 m. sg.</text:p>
          </table:table-cell>
        </table:table-row>
        <table:table-row table:style-name="Tabelle1.1">
          <table:table-cell table:style-name="Tabelle1.A3" office:value-type="string">
            <text:p text:style-name="P34">አስተዳኅሮ</text:p>
            <text:p text:style-name="P34">አስተዳኅሮት</text:p>
          </table:table-cell>
          <table:table-cell table:style-name="Tabelle1.A3" office:value-type="string">
            <text:p text:style-name="P28"><text:span text:style-name="T28">ʾ</text:span>astadā<text:span text:style-name="T44">ḫ</text:span><text:span text:style-name="T11">ǝr</text:span>o</text:p>
            <text:p text:style-name="P28"><text:span text:style-name="T28">ʾ</text:span>astadā<text:span text:style-name="T44">ḫ</text:span><text:span text:style-name="T11">ǝr</text:span>ot</text:p>
          </table:table-cell>
          <table:table-cell table:style-name="Tabelle1.A3" office:value-type="string">
            <text:p text:style-name="P28"><text:span text:style-name="T28">ʾ</text:span>asta1āL<text:span text:style-name="T11">ǝ</text:span>3o</text:p>
            <text:p text:style-name="P28"><text:span text:style-name="T28">ʾ</text:span>asta1āL<text:span text:style-name="T11">ǝ</text:span>3ot</text:p>
          </table:table-cell>
          <table:table-cell table:style-name="Tabelle1.D7" office:value-type="string">
            <text:p text:style-name="P16">IV,<text:span text:style-name="T2">3</text:span> Infinit.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grazia Pisani</meta:initial-creator>
    <meta:creation-date>2014-12-09T15:58:45.47</meta:creation-date>
    <dc:date>2017-12-01T11:16:33.29</dc:date>
    <dc:creator>Vitagrazia Pisani</dc:creator>
    <meta:editing-duration>PT19H30M13S</meta:editing-duration>
    <meta:editing-cycles>106</meta:editing-cycles>
    <meta:generator>OpenOffice/4.1.1$Win32 OpenOffice.org_project/411m6$Build-9775</meta:generator>
    <meta:printed-by>Vitagrazia Pisani</meta:printed-by>
    <meta:print-date>2014-12-11T12:29:53.81</meta:print-date>
    <meta:document-statistic meta:table-count="1" meta:image-count="0" meta:object-count="0" meta:page-count="5" meta:paragraph-count="382" meta:word-count="789" meta:character-count="4195"/>
  </office:meta>
</office:document-meta>
</file>